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_c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_c_ID</text:p>
          </table:table-cell>
          <table:table-cell office:value-type="string" table:style-name="ce1">
            <text:p>t_c_name</text:p>
          </table:table-cell>
          <table:table-cell office:value-type="string" table:style-name="ce1">
            <text:p>condition_ID</text:p>
          </table:table-cell>
          <table:table-cell office:value-type="string" table:style-name="ce1">
            <text:p>treatment_ID</text:p>
          </table:table-cell>
          <table:table-cell office:value-type="string" table:style-name="ce1">
            <text:p>citation_url</text:p>
          </table:table-cell>
          <table:table-cell office:value-type="string" table:style-name="ce1">
            <text:p>matche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<text:s/>acacia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<text:s/>acacia for constipation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3">
            <text:p>5</text:p>
          </table:table-cell>
          <table:table-cell office:value-type="string" table:style-name="ce1">
            <text:p><text:s/>https://www.ncbi.nlm.nih.gov/pmc/articles/PMC4415970/</text:p>
          </table:table-cell>
          <table:table-cell office:value-type="float" office:value="138" table:style-name="ce1">
            <text:p>13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<text:s/>acacia for gastritis</text:p>
          </table:table-cell>
          <table:table-cell office:value-type="float" office:value="132" table:style-name="ce1">
            <text:p>132</text:p>
          </table:table-cell>
          <table:table-cell office:value-type="float" office:value="5" table:style-name="ce3">
            <text:p>5</text:p>
          </table:table-cell>
          <table:table-cell office:value-type="string" table:style-name="ce1">
            <text:p><text:s/>https://www.ncbi.nlm.nih.gov/pmc/articles/PMC3925854/</text:p>
          </table:table-cell>
          <table:table-cell office:value-type="float" office:value="215" table:style-name="ce1">
            <text:p>21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<text:s/>acacia for gastritis</text:p>
          </table:table-cell>
          <table:table-cell office:value-type="float" office:value="132" table:style-name="ce1">
            <text:p>132</text:p>
          </table:table-cell>
          <table:table-cell office:value-type="float" office:value="5" table:style-name="ce3">
            <text:p>5</text:p>
          </table:table-cell>
          <table:table-cell office:value-type="string" table:style-name="ce1">
            <text:p><text:s/>https://www.ncbi.nlm.nih.gov/pmc/articles/PMC3925854/</text:p>
          </table:table-cell>
          <table:table-cell office:value-type="float" office:value="215" table:style-name="ce1">
            <text:p>21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<text:s/>acacia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5" table:style-name="ce3">
            <text:p>5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<text:s/>acacia for mooren's ulcer</text:p>
          </table:table-cell>
          <table:table-cell office:value-type="float" office:value="225" table:style-name="ce1">
            <text:p>225</text:p>
          </table:table-cell>
          <table:table-cell office:value-type="float" office:value="5" table:style-name="ce3">
            <text:p>5</text:p>
          </table:table-cell>
          <table:table-cell office:value-type="string" table:style-name="ce1">
            <text:p><text:s/>https://www.ncbi.nlm.nih.gov/pmc/articles/PMC3495394/</text:p>
          </table:table-cell>
          <table:table-cell office:value-type="float" office:value="164" table:style-name="ce1">
            <text:p>164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<text:s/>acacia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5" table:style-name="ce3">
            <text:p>5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<text:s/>acacia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5" table:style-name="ce3">
            <text:p>5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<text:s/>acai for angina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://www.bhia.org/herbal-supplements/heart-and-blood.htm</text:p>
          </table:table-cell>
          <table:table-cell office:value-type="float" office:value="186" table:style-name="ce1">
            <text:p>186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<text:s/>acai for bladder cancer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://www.raysahelian.com/bladdercancer.html</text:p>
          </table:table-cell>
          <table:table-cell office:value-type="float" office:value="138" table:style-name="ce1">
            <text:p>13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<text:s/>acai for bladder cancer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://www.raysahelian.com/bladdercancer.html</text:p>
          </table:table-cell>
          <table:table-cell office:value-type="float" office:value="138" table:style-name="ce1">
            <text:p>13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<text:s/>acai for carditis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s://www.eatthis.com/what-to-eat-to-stay-young/</text:p>
          </table:table-cell>
          <table:table-cell office:value-type="float" office:value="239" table:style-name="ce1">
            <text:p>23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<text:s/>acai for celiac disease</text:p>
          </table:table-cell>
          <table:table-cell office:value-type="float" office:value="76" table:style-name="ce1">
            <text:p>76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://vkool.com/foods-for-celiac-disease/</text:p>
          </table:table-cell>
          <table:table-cell office:value-type="float" office:value="243" table:style-name="ce1">
            <text:p>243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<text:s/>acai for celiac disease</text:p>
          </table:table-cell>
          <table:table-cell office:value-type="float" office:value="76" table:style-name="ce1">
            <text:p>76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://vkool.com/foods-for-celiac-disease/</text:p>
          </table:table-cell>
          <table:table-cell office:value-type="float" office:value="243" table:style-name="ce1">
            <text:p>24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<text:s/>acai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<text:s/>acai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<text:s/>acai for juvenile polyposis syndrome</text:p>
          </table:table-cell>
          <table:table-cell office:value-type="float" office:value="179" table:style-name="ce1">
            <text:p>179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s://duckduckgo.com/?q=best+Food%20and%20Drinks+for+juvenile%20polyposis%20syndrome+research&amp;ia=web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<text:s/>acai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<text:s/>acai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<text:s/>acai for sarcoidosis</text:p>
          </table:table-cell>
          <table:table-cell office:value-type="float" office:value="313" table:style-name="ce1">
            <text:p>313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s://www.inspire.com/groups/stop-sarcoidosis/discussion/vitamin-mineral-supplements-for-people-with-sarcoid/</text:p>
          </table:table-cell>
          <table:table-cell office:value-type="float" office:value="92" table:style-name="ce1">
            <text:p>92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<text:s/>acai for systemic lupus erythematosus (sle)</text:p>
          </table:table-cell>
          <table:table-cell office:value-type="float" office:value="332" table:style-name="ce1">
            <text:p>332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<text:s/>https://preventivehealthadvisor.com/systemic-lupus-erythematosus/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<text:s/>acerola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<text:s/>acerola for esophageal cancer</text:p>
          </table:table-cell>
          <table:table-cell office:value-type="float" office:value="121" table:style-name="ce1">
            <text:p>121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<text:s/>https://www.rightdiagnosis.com/e/esophagus_cancer/alternative.htm</text:p>
          </table:table-cell>
          <table:table-cell office:value-type="float" office:value="86" table:style-name="ce1">
            <text:p>86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<text:s/>acerola for gastrontestinal stromal tumor - gist</text:p>
          </table:table-cell>
          <table:table-cell office:value-type="float" office:value="134" table:style-name="ce1">
            <text:p>134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<text:s/>https://www.rightdiagnosis.com/g/gastrointestinal_stromal_tumors/alternative.htm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<text:s/>acerola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<text:s/>acerola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<text:s/>acerola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<text:s/>acerola for sarcoma</text:p>
          </table:table-cell>
          <table:table-cell office:value-type="float" office:value="314" table:style-name="ce1">
            <text:p>314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<text:s/>https://www.rightdiagnosis.com/s/soft_tissue_sarcoma/alternative.htm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<text:s/>acerola for sarcoma - kaposi</text:p>
          </table:table-cell>
          <table:table-cell office:value-type="float" office:value="315" table:style-name="ce1">
            <text:p>315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<text:s/>https://www.rightdiagnosis.com/s/soft_tissue_sarcoma/alternative.htm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<text:s/>acerola for uterine (endometrial) cancer</text:p>
          </table:table-cell>
          <table:table-cell office:value-type="float" office:value="352" table:style-name="ce1">
            <text:p>352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<text:s/>https://www.rightdiagnosis.com/u/uterine_cancer/alternative.htm</text:p>
          </table:table-cell>
          <table:table-cell office:value-type="float" office:value="86" table:style-name="ce1">
            <text:p>86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<text:s/>aconite for angina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s://www.rightdiagnosis.com/a/angina/alternative.htm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<text:s/>aconite for autoimmune thrombocytopenic purpura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s://www.alwaysayurveda.net/2018/02/idiopathic-thrombocytopenic-purpura-alternative-treatment.html</text:p>
          </table:table-cell>
          <table:table-cell office:value-type="float" office:value="88" table:style-name="ce1">
            <text:p>88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<text:s/>aconite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<text:s/>aconite for gonococcal arthritis</text:p>
          </table:table-cell>
          <table:table-cell office:value-type="float" office:value="141" table:style-name="ce1">
            <text:p>141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s://www.healthline.com/health/rheumatoid-arthritis/ultimate-guide-herbs-vitamins-supplements</text:p>
          </table:table-cell>
          <table:table-cell office:value-type="float" office:value="195" table:style-name="ce1">
            <text:p>195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<text:s/>aconite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<text:s/>aconite for morphea</text:p>
          </table:table-cell>
          <table:table-cell office:value-type="float" office:value="226" table:style-name="ce1">
            <text:p>226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s://ndnr.com/cardiopulmonary-medicine/morphea-effective-treatment-with-homeopathy/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<text:s/>aconite for myelodysplastic syndrome (mds)</text:p>
          </table:table-cell>
          <table:table-cell office:value-type="float" office:value="231" table:style-name="ce1">
            <text:p>231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s://www.alwaysayurveda.net/2012/11/diet-chart-in-myelodysplastic-syndrome.html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<text:s/>aconite for panic attacks</text:p>
          </table:table-cell>
          <table:table-cell office:value-type="float" office:value="255" table:style-name="ce1">
            <text:p>255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://holisticonline.com/Remedies/Anxiety/anx_panic_alternative_therapies.htm</text:p>
          </table:table-cell>
          <table:table-cell office:value-type="float" office:value="112" table:style-name="ce1">
            <text:p>112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<text:s/>aconite for pheochromocytoma</text:p>
          </table:table-cell>
          <table:table-cell office:value-type="float" office:value="270" table:style-name="ce1">
            <text:p>270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s://www.alwaysayurveda.net/2012/10/pheochromocytoma-causessymptomstreatmen.html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<text:s/>aconite for retroperitoneal fibrosis</text:p>
          </table:table-cell>
          <table:table-cell office:value-type="float" office:value="307" table:style-name="ce1">
            <text:p>307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s://www.alwaysayurveda.net/2017/04/herbal-treatment-for-retroperitoneal-fibrosis-obstructive-uropathy.html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<text:s/>aconite for rhematoid arthritis</text:p>
          </table:table-cell>
          <table:table-cell office:value-type="float" office:value="308" table:style-name="ce1">
            <text:p>308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s://www.healthline.com/health/rheumatoid-arthritis/ultimate-guide-herbs-vitamins-supplements</text:p>
          </table:table-cell>
          <table:table-cell office:value-type="float" office:value="195" table:style-name="ce1">
            <text:p>195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<text:s/>aconit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<text:s/>aconit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<text:s/>aconit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s://hpathy.com/cause-symptoms-treatment/rheumatic-fever/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<text:s/>aconite for subacute bacterial endocarditis</text:p>
          </table:table-cell>
          <table:table-cell office:value-type="float" office:value="327" table:style-name="ce1">
            <text:p>327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://pennstatehershey.adam.com/content.aspx?productId=107&amp;pid=33&amp;gid=000057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<text:s/>aconite for thrombocytopenia</text:p>
          </table:table-cell>
          <table:table-cell office:value-type="float" office:value="335" table:style-name="ce1">
            <text:p>335</text:p>
          </table:table-cell>
          <table:table-cell office:value-type="float" office:value="13" table:style-name="ce3">
            <text:p>13</text:p>
          </table:table-cell>
          <table:table-cell office:value-type="string" table:style-name="ce1">
            <text:p><text:s/>https://www.alwaysayurveda.net/2018/02/idiopathic-thrombocytopenic-purpura-alternative-treatment.html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<text:s/>activated charcoal for autoimmune hemolytic anemia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s://www.dogfoodadvisor.com/forums/topic/hemolytic-anemia/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<text:s/>activated charcoal for autoimmune hemolytic anemia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s://www.dogfoodadvisor.com/forums/topic/hemolytic-anemia/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<text:s/>activated charcoal for autoimmune pancreatitis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s://beatingpancreatitis.com/pancreatitis-supplements-for-pancreas-healing/</text:p>
          </table:table-cell>
          <table:table-cell office:value-type="float" office:value="1880" table:style-name="ce1">
            <text:p>1880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<text:s/>activated charcoal for barrett's esophagus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s://earthclinic.com/ailments/barretts-esophagus-remedies/</text:p>
          </table:table-cell>
          <table:table-cell office:value-type="float" office:value="678" table:style-name="ce1">
            <text:p>678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<text:s/>activated charcoal for barrett's esophagus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s://earthclinic.com/ailments/barretts-esophagus-remedies/</text:p>
          </table:table-cell>
          <table:table-cell office:value-type="float" office:value="678" table:style-name="ce1">
            <text:p>678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<text:s/>activated charcoal for eosinophilic esophagitis</text:p>
          </table:table-cell>
          <table:table-cell office:value-type="float" office:value="117" table:style-name="ce1">
            <text:p>117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s://earthclinic.com/ailments/eosinophilic-esophagitis-treatment/</text:p>
          </table:table-cell>
          <table:table-cell office:value-type="float" office:value="439" table:style-name="ce1">
            <text:p>439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<text:s/>activated charcoal for foodborne illnesses</text:p>
          </table:table-cell>
          <table:table-cell office:value-type="float" office:value="128" table:style-name="ce1">
            <text:p>128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://www.natural-homeremedies.com/home-remedies-for-food-borne-diseases/</text:p>
          </table:table-cell>
          <table:table-cell office:value-type="float" office:value="105" table:style-name="ce1">
            <text:p>105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<text:s/>activated charcoal for foodborne illnesses</text:p>
          </table:table-cell>
          <table:table-cell office:value-type="float" office:value="128" table:style-name="ce1">
            <text:p>128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://pennstatehershey.adam.com/content.aspx?productId=107&amp;pid=33&amp;gid=000064</text:p>
          </table:table-cell>
          <table:table-cell office:value-type="float" office:value="125" table:style-name="ce1">
            <text:p>1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<text:s/>activated charcoal for gestational pemphigoid</text:p>
          </table:table-cell>
          <table:table-cell office:value-type="float" office:value="137" table:style-name="ce1">
            <text:p>137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s://nwhjournal.org/article/S1751-4851(15)30053-2/fulltext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<text:s/>activated charcoal for pancreatitis</text:p>
          </table:table-cell>
          <table:table-cell office:value-type="float" office:value="254" table:style-name="ce1">
            <text:p>254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s://beatingpancreatitis.com/pancreatitis-supplements-for-pancreas-healing/</text:p>
          </table:table-cell>
          <table:table-cell office:value-type="float" office:value="1880" table:style-name="ce1">
            <text:p>1880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<text:s/>activated charcoal for sarcoma</text:p>
          </table:table-cell>
          <table:table-cell office:value-type="float" office:value="314" table:style-name="ce1">
            <text:p>314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s://thetruthaboutcancer.com/what-is-sarcoma-cancer/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<text:s/>activated charcoal for sarcoma - kaposi</text:p>
          </table:table-cell>
          <table:table-cell office:value-type="float" office:value="315" table:style-name="ce1">
            <text:p>315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https://thetruthaboutcancer.com/what-is-sarcoma-cancer/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<text:s/>acupressure for acid reflux (ger &amp; gerd)<text:s/>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draxe.com/acid-reflux-diet/</text:p>
          </table:table-cell>
          <table:table-cell office:value-type="float" office:value="155" table:style-name="ce1">
            <text:p>1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<text:s/>acupressure for angina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://www.bhia.org/herbal-supplements/heart-and-blood.htm</text:p>
          </table:table-cell>
          <table:table-cell office:value-type="float" office:value="186" table:style-name="ce1">
            <text:p>186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<text:s/>acupressure for angina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rightdiagnosis.com/a/angina/alternative.htm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<text:s/>acupressure for ankylosing spondylitis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rightdiagnosis.com/a/ankylosing_spondylitis/alternative.htm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<text:s/>acupressure for ankylosing spondylitis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rightdiagnosis.com/a/ankylosing_spondylitis/alternative.htm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<text:s/>acupressure for antisynthetase syndrome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prevention.com/life/a20434786/alternative-therapies-that-heal-health-problems/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<text:s/>acupressure for appendicitis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top10homeremedies.com/home-remedies/home-remedies-for-appendicitis.html</text:p>
          </table:table-cell>
          <table:table-cell office:value-type="float" office:value="116" table:style-name="ce1">
            <text:p>116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<text:s/>acupressure for ataxia-telangiectasia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greatist.com/health/alternative-medicine-therapies-explained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<text:s/>acupressure for autoimmune retinopathy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lupusuk.org.uk/medical/gp-guide/treatment-of-lupus/complementary-medicine/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<text:s/>acupressure for cardiovascular disease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654705/</text:p>
          </table:table-cell>
          <table:table-cell office:value-type="float" office:value="239" table:style-name="ce1">
            <text:p>239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<text:s/>acupressure for carditis</text:p>
          </table:table-cell>
          <table:table-cell office:value-type="float" office:value="74" table:style-name="ce1">
            <text:p>74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hindawi.com/journals/ecam/2013/672097/</text:p>
          </table:table-cell>
          <table:table-cell office:value-type="float" office:value="203" table:style-name="ce1">
            <text:p>20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<text:s/>acupressure for cogan syndrome</text:p>
          </table:table-cell>
          <table:table-cell office:value-type="float" office:value="83" table:style-name="ce1">
            <text:p>83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prevention.com/life/a20434786/alternative-therapies-that-heal-health-problems/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<text:s/>acupressure for colon polyps</text:p>
          </table:table-cell>
          <table:table-cell office:value-type="float" office:value="85" table:style-name="ce1">
            <text:p>85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doctorshealthpress.com/cancer-articles/top-8-colon-cancer-fighting-foods/</text:p>
          </table:table-cell>
          <table:table-cell office:value-type="float" office:value="181" table:style-name="ce1">
            <text:p>181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<text:s/>acupressure for colon polyps</text:p>
          </table:table-cell>
          <table:table-cell office:value-type="float" office:value="85" table:style-name="ce1">
            <text:p>85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doctorshealthpress.com/cancer-articles/top-8-colon-cancer-fighting-foods/</text:p>
          </table:table-cell>
          <table:table-cell office:value-type="float" office:value="181" table:style-name="ce1">
            <text:p>181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<text:s/>acupressure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burningnightscrps.org/sufferers/crps-rsd-treatments/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<text:s/>acupressure for constipation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4433664/</text:p>
          </table:table-cell>
          <table:table-cell office:value-type="float" office:value="221" table:style-name="ce1">
            <text:p>221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<text:s/>acupressure for coronary artery disease</text:p>
          </table:table-cell>
          <table:table-cell office:value-type="float" office:value="89" table:style-name="ce1">
            <text:p>89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654705/</text:p>
          </table:table-cell>
          <table:table-cell office:value-type="float" office:value="245" table:style-name="ce1">
            <text:p>245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<text:s/>acupressure for crest syndrome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prevention.com/life/a20434786/alternative-therapies-that-heal-health-problems/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<text:s/>acupressure for cyclic vomiting syndrome</text:p>
          </table:table-cell>
          <table:table-cell office:value-type="float" office:value="95" table:style-name="ce1">
            <text:p>95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wikihow.com/Treat-Cyclical-Vomiting-Syndrome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<text:s/>acupressure for depression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articles.mercola.com/sites/articles/archive/2017/11/02/depression-alternative-treatments.aspx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<text:s/>acupressure for diabetes</text:p>
          </table:table-cell>
          <table:table-cell office:value-type="float" office:value="101" table:style-name="ce1">
            <text:p>101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249697/</text:p>
          </table:table-cell>
          <table:table-cell office:value-type="float" office:value="243" table:style-name="ce1">
            <text:p>243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<text:s/>acupressure for diabetes mellitus type 1</text:p>
          </table:table-cell>
          <table:table-cell office:value-type="float" office:value="102" table:style-name="ce1">
            <text:p>102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249697/</text:p>
          </table:table-cell>
          <table:table-cell office:value-type="float" office:value="209" table:style-name="ce1">
            <text:p>209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<text:s/>acupressure for endometriosis</text:p>
          </table:table-cell>
          <table:table-cell office:value-type="float" office:value="114" table:style-name="ce1">
            <text:p>114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950373/</text:p>
          </table:table-cell>
          <table:table-cell office:value-type="float" office:value="378" table:style-name="ce1">
            <text:p>378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<text:s/>acupressure for esophageal cancer</text:p>
          </table:table-cell>
          <table:table-cell office:value-type="float" office:value="121" table:style-name="ce1">
            <text:p>121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rightdiagnosis.com/e/esophagus_cancer/alternative.htm</text:p>
          </table:table-cell>
          <table:table-cell office:value-type="float" office:value="86" table:style-name="ce1">
            <text:p>86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<text:s/>acupressure for essential mixed cryoglobulinemia</text:p>
          </table:table-cell>
          <table:table-cell office:value-type="float" office:value="122" table:style-name="ce1">
            <text:p>122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greatist.com/health/alternative-medicine-therapies-explained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<text:s/>acupressure for felty syndrome</text:p>
          </table:table-cell>
          <table:table-cell office:value-type="float" office:value="124" table:style-name="ce1">
            <text:p>124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prevention.com/life/a20434786/alternative-therapies-that-heal-health-problems/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<text:s/>acupressure for gallstones</text:p>
          </table:table-cell>
          <table:table-cell office:value-type="float" office:value="129" table:style-name="ce1">
            <text:p>129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top10homeremedies.com/home-remedies/home-remedies-gallstones.html</text:p>
          </table:table-cell>
          <table:table-cell office:value-type="float" office:value="400" table:style-name="ce1">
            <text:p>400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<text:s/>acupressure for gastrontestinal stromal tumor - gist</text:p>
          </table:table-cell>
          <table:table-cell office:value-type="float" office:value="134" table:style-name="ce1">
            <text:p>134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rightdiagnosis.com/g/gastrointestinal_stromal_tumors/alternative.htm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<text:s/>acupressure for goiters</text:p>
          </table:table-cell>
          <table:table-cell office:value-type="float" office:value="140" table:style-name="ce1">
            <text:p>140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top10homeremedies.com/home-remedies/home-remedies-goiter.html</text:p>
          </table:table-cell>
          <table:table-cell office:value-type="float" office:value="123" table:style-name="ce1">
            <text:p>123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<text:s/>acupressure for guillainâ€“barrã© syndrome</text:p>
          </table:table-cell>
          <table:table-cell office:value-type="float" office:value="149" table:style-name="ce1">
            <text:p>149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healthtap.com/topics/alternative-treatments-for-guillain-barre-syndrome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<text:s/>acupressure for hyperthyroidism</text:p>
          </table:table-cell>
          <table:table-cell office:value-type="float" office:value="163" table:style-name="ce1">
            <text:p>163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duckduckgo.com/?q=best+Alternative%20Therapies+for+hyperthyroidism+research&amp;ia=web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<text:s/>acupressure for indigestion (dyspepsia)</text:p>
          </table:table-cell>
          <table:table-cell office:value-type="float" office:value="170" table:style-name="ce1">
            <text:p>170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draxe.com/acid-reflux-diet/</text:p>
          </table:table-cell>
          <table:table-cell office:value-type="float" office:value="155" table:style-name="ce1">
            <text:p>155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<text:s/>acupressure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://herniaremediation.org/2017/10/how-to-heal-an-inguinal-hernia-naturally-without-surgery/</text:p>
          </table:table-cell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<text:s/>acupressure for myasthenia gravis</text:p>
          </table:table-cell>
          <table:table-cell office:value-type="float" office:value="230" table:style-name="ce1">
            <text:p>230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burhaninatural.com/myasthenia-gravis/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<text:s/>acupressure for neuromyotonia</text:p>
          </table:table-cell>
          <table:table-cell office:value-type="float" office:value="237" table:style-name="ce1">
            <text:p>237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2687850/</text:p>
          </table:table-cell>
          <table:table-cell office:value-type="float" office:value="92" table:style-name="ce1">
            <text:p>92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<text:s/>acupressure for osteoarthritis</text:p>
          </table:table-cell>
          <table:table-cell office:value-type="float" office:value="244" table:style-name="ce1">
            <text:p>244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857560/</text:p>
          </table:table-cell>
          <table:table-cell office:value-type="float" office:value="326" table:style-name="ce1">
            <text:p>326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<text:s/>acupressure for ovarian cancer</text:p>
          </table:table-cell>
          <table:table-cell office:value-type="float" office:value="249" table:style-name="ce1">
            <text:p>249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hopkinsmedicine.org/kimmel_cancer_center/centers/ovarian/patient_information/support_services/alternative_medicine.html</text:p>
          </table:table-cell>
          <table:table-cell office:value-type="float" office:value="139" table:style-name="ce1">
            <text:p>139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<text:s/>acupressure for parathyroid cancer</text:p>
          </table:table-cell>
          <table:table-cell office:value-type="float" office:value="258" table:style-name="ce1">
            <text:p>258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4332115/</text:p>
          </table:table-cell>
          <table:table-cell office:value-type="float" office:value="195" table:style-name="ce1">
            <text:p>195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<text:s/>acupressure for poems syndrome</text:p>
          </table:table-cell>
          <table:table-cell office:value-type="float" office:value="275" table:style-name="ce1">
            <text:p>275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://phoenixtools.org/alternative-therapy-tourette-syndrome/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<text:s/>acupressure for polycystic ovary syndrome</text:p>
          </table:table-cell>
          <table:table-cell office:value-type="float" office:value="277" table:style-name="ce1">
            <text:p>277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4012377/</text:p>
          </table:table-cell>
          <table:table-cell office:value-type="float" office:value="121" table:style-name="ce1">
            <text:p>121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<text:s/>acupressure for postmyocardial infarction syndrome</text:p>
          </table:table-cell>
          <table:table-cell office:value-type="float" office:value="282" table:style-name="ce1">
            <text:p>282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hindawi.com/journals/ecam/2013/672097/</text:p>
          </table:table-cell>
          <table:table-cell office:value-type="float" office:value="203" table:style-name="ce1">
            <text:p>203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<text:s/>acupressure for prediabetes</text:p>
          </table:table-cell>
          <table:table-cell office:value-type="float" office:value="285" table:style-name="ce1">
            <text:p>285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249697/</text:p>
          </table:table-cell>
          <table:table-cell office:value-type="float" office:value="230" table:style-name="ce1">
            <text:p>230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<text:s/>acupressure for psoriasis</text:p>
          </table:table-cell>
          <table:table-cell office:value-type="float" office:value="292" table:style-name="ce1">
            <text:p>292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edzardernst.com/2018/09/alternative-therapies-for-psoriasis-a-poor-review-in-a-top-journal/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<text:s/>acupressure for psoriatic arthritis</text:p>
          </table:table-cell>
          <table:table-cell office:value-type="float" office:value="293" table:style-name="ce1">
            <text:p>293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medicalnewstoday.com/articles/316926.php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<text:s/>acupressure for psoriatic arthritis</text:p>
          </table:table-cell>
          <table:table-cell office:value-type="float" office:value="293" table:style-name="ce1">
            <text:p>293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medicalnewstoday.com/articles/316926.php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<text:s/>acupressure for repetitive strain injury</text:p>
          </table:table-cell>
          <table:table-cell office:value-type="float" office:value="304" table:style-name="ce1">
            <text:p>304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aturalhealthnews.uk/article/qa-repetitive-strain-injury/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<text:s/>acupressure for restless leg syndrome</text:p>
          </table:table-cell>
          <table:table-cell office:value-type="float" office:value="305" table:style-name="ce1">
            <text:p>305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medicinesnaturally.com/restless-leg-syndrome-acupuncture-and-other-treatments/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<text:s/>acupressure for sarcoma</text:p>
          </table:table-cell>
          <table:table-cell office:value-type="float" office:value="314" table:style-name="ce1">
            <text:p>314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rightdiagnosis.com/s/soft_tissue_sarcoma/alternative.htm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<text:s/>acupressure for sarcoma - kaposi</text:p>
          </table:table-cell>
          <table:table-cell office:value-type="float" office:value="315" table:style-name="ce1">
            <text:p>315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rightdiagnosis.com/s/soft_tissue_sarcoma/alternative.htm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<text:s/>acupressure for short bowel syndrome</text:p>
          </table:table-cell>
          <table:table-cell office:value-type="float" office:value="319" table:style-name="ce1">
            <text:p>319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4433664/</text:p>
          </table:table-cell>
          <table:table-cell office:value-type="float" office:value="218" table:style-name="ce1">
            <text:p>218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<text:s/>acupressure for systemic lupus erythematosus</text:p>
          </table:table-cell>
          <table:table-cell office:value-type="float" office:value="331" table:style-name="ce1">
            <text:p>331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lupusuk.org.uk/medical/gp-guide/treatment-of-lupus/complementary-medicine/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<text:s/>acupressure for thyroid cancer</text:p>
          </table:table-cell>
          <table:table-cell office:value-type="float" office:value="337" table:style-name="ce1">
            <text:p>337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783927/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<text:s/>acupressure for thyroid cancer</text:p>
          </table:table-cell>
          <table:table-cell office:value-type="float" office:value="337" table:style-name="ce1">
            <text:p>337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783927/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<text:s/>acupressure for transverse myelitis</text:p>
          </table:table-cell>
          <table:table-cell office:value-type="float" office:value="343" table:style-name="ce1">
            <text:p>343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://drnissani.net/MNISSANI/SE/RossiTM.htm</text:p>
          </table:table-cell>
          <table:table-cell office:value-type="float" office:value="803" table:style-name="ce1">
            <text:p>803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<text:s/>acupressure for type 1 diabetes</text:p>
          </table:table-cell>
          <table:table-cell office:value-type="float" office:value="345" table:style-name="ce1">
            <text:p>345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249697/</text:p>
          </table:table-cell>
          <table:table-cell office:value-type="float" office:value="235" table:style-name="ce1">
            <text:p>235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<text:s/>acupressure for type 2 diabetes</text:p>
          </table:table-cell>
          <table:table-cell office:value-type="float" office:value="346" table:style-name="ce1">
            <text:p>346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249697/</text:p>
          </table:table-cell>
          <table:table-cell office:value-type="float" office:value="232" table:style-name="ce1">
            <text:p>232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<text:s/>acupressure for uterine (endometrial) cancer</text:p>
          </table:table-cell>
          <table:table-cell office:value-type="float" office:value="352" table:style-name="ce1">
            <text:p>352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rightdiagnosis.com/u/uterine_cancer/alternative.htm</text:p>
          </table:table-cell>
          <table:table-cell office:value-type="float" office:value="86" table:style-name="ce1">
            <text:p>86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<text:s/>acupressure for vaginal cancer</text:p>
          </table:table-cell>
          <table:table-cell office:value-type="float" office:value="353" table:style-name="ce1">
            <text:p>353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4332115/</text:p>
          </table:table-cell>
          <table:table-cell office:value-type="float" office:value="215" table:style-name="ce1">
            <text:p>215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<text:s/>acupressure for vascular disease</text:p>
          </table:table-cell>
          <table:table-cell office:value-type="float" office:value="354" table:style-name="ce1">
            <text:p>354</text:p>
          </table:table-cell>
          <table:table-cell office:value-type="float" office:value="16" table:style-name="ce3">
            <text:p>16</text:p>
          </table:table-cell>
          <table:table-cell office:value-type="string" table:style-name="ce1">
            <text:p><text:s/>https://www.ncbi.nlm.nih.gov/pmc/articles/PMC3654705/</text:p>
          </table:table-cell>
          <table:table-cell office:value-type="float" office:value="239" table:style-name="ce1">
            <text:p>239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<text:s/>acupuncture for abdominal adhesions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healthfully.com/1011994-alternative-medicine-ibs.html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<text:s/>acupuncture for acid reflux (ger &amp; gerd)<text:s/>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acid-reflux-diet/</text:p>
          </table:table-cell>
          <table:table-cell office:value-type="float" office:value="155" table:style-name="ce1">
            <text:p>155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<text:s/>acupuncture for acid reflux (ger &amp; gerd)<text:s/>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healthline.com/health/gerd/alternative-treatment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<text:s/>acupuncture for acute disseminated encephalomyelitis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acutedisseminatedencephalomyelitis.org/t/hyperbaric-o2-chamber-and-acupuncture-for-adem-tm/215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<text:s/>acupuncture for acute motor axonal neuropathy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guillain-barre-syndrome/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<text:s/>acupuncture for addison's disease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organicfacts.net/home-remedies/addisons-disease.html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<text:s/>acupuncture for addison's disease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organicfacts.net/home-remedies/addisons-disease.html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<text:s/>acupuncture for adrenal cancer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<text:s/>acupuncture for adrenal disorders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660126/</text:p>
          </table:table-cell>
          <table:table-cell office:value-type="float" office:value="316" table:style-name="ce1">
            <text:p>316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<text:s/>acupuncture for adrenal fatigue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holisticprimarycare.net/topics/topics-a-g/chronic-disease/1241-herbal-options-for-managing-adrenal-fatigue.html</text:p>
          </table:table-cell>
          <table:table-cell office:value-type="float" office:value="71" table:style-name="ce1">
            <text:p>71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<text:s/>acupuncture for adrenal gland cancer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skcc.org/blog/truth-behind-three-natural-cures</text:p>
          </table:table-cell>
          <table:table-cell office:value-type="float" office:value="106" table:style-name="ce1">
            <text:p>106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<text:s/>acupuncture for alopecia areata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leansecrets.com/how-to-heal-alopecia-areata/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<text:s/>acupuncture for alopecia areata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researchgate.net/publication/40678859_Complementary_and_Alternative_Medicine_in_Alopecia_Areata</text:p>
          </table:table-cell>
          <table:table-cell office:value-type="float" office:value="108" table:style-name="ce1">
            <text:p>108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<text:s/>acupuncture for anal cancer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<text:s/>acupuncture for angina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rightdiagnosis.com/a/angina/alternative.htm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<text:s/>acupuncture for ankylosing spondylitis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rightdiagnosis.com/a/ankylosing_spondylitis/alternative.htm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<text:s/>acupuncture for ankylosing spondylitis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rightdiagnosis.com/a/ankylosing_spondylitis/alternative.htm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<text:s/>acupuncture for antiphospholipid syndrome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www.thetole.org/APSHughesSyndromeTreatmentCure.html#.XOR7p80pCM8</text:p>
          </table:table-cell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<text:s/>acupuncture for antisynthetase syndrome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prevention.com/life/a20434786/alternative-therapies-that-heal-health-problems/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<text:s/>acupuncture for ataxia-telangiectasia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greatist.com/health/alternative-medicine-therapies-explained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<text:s/>acupuncture for atypical mole syndrome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verywellhealth.com/natural-treatments-for-chronic-fatigue-syndrome-88222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<text:s/>acupuncture for autoimmune hepatitis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autoimmunewellness.com/the-best-diet-for-autoimmune-disease-2/</text:p>
          </table:table-cell>
          <table:table-cell office:value-type="float" office:value="117" table:style-name="ce1">
            <text:p>117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<text:s/>acupuncture for autoimmune lymphoproliferative syndrome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holisticthyroidcare.net/irritable-bowel-syndrome-ibs/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<text:s/>acupuncture for autoimmune retinopathy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lupusuk.org.uk/medical/gp-guide/treatment-of-lupus/complementary-medicine/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<text:s/>acupuncture for autoimmune thyroiditis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www.leehealth.org/HealthInformation/Complementary%20and%20Alternative%20Medicine/33/000164.htm</text:p>
          </table:table-cell>
          <table:table-cell office:value-type="float" office:value="109" table:style-name="ce1">
            <text:p>109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<text:s/>acupuncture for back pain</text:p>
          </table:table-cell>
          <table:table-cell office:value-type="float" office:value="53" table:style-name="ce1">
            <text:p>5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daocloud.com/back-pain/holistic-therapies-for-back-pain</text:p>
          </table:table-cell>
          <table:table-cell office:value-type="float" office:value="88" table:style-name="ce1">
            <text:p>88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<text:s/>acupuncture for behã§et's disease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inflammatoryboweldisease.net/treatment/complementary-and-alternative-therapies/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<text:s/>acupuncture for bickerstaff's encephalitis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www.thetole.org/EncephalitisBrainTreatmentCure.html#.XOShoc0pCM8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<text:s/>acupuncture for bipolar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ibpf.org/blog/how-food-changed-bipolar-disorder-me</text:p>
          </table:table-cell>
          <table:table-cell office:value-type="float" office:value="154" table:style-name="ce1">
            <text:p>154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<text:s/>acupuncture for bipolar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660126/</text:p>
          </table:table-cell>
          <table:table-cell office:value-type="float" office:value="316" table:style-name="ce1">
            <text:p>316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<text:s/>acupuncture for breast cancer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<text:s/>acupuncture for breast cancer in men</text:p>
          </table:table-cell>
          <table:table-cell office:value-type="float" office:value="68" table:style-name="ce1">
            <text:p>6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<text:s/>acupuncture for cardiotoxicity</text:p>
          </table:table-cell>
          <table:table-cell office:value-type="float" office:value="72" table:style-name="ce1">
            <text:p>7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<text:s/>acupuncture for cardiovascular disease</text:p>
          </table:table-cell>
          <table:table-cell office:value-type="float" office:value="73" table:style-name="ce1">
            <text:p>7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654705/</text:p>
          </table:table-cell>
          <table:table-cell office:value-type="float" office:value="239" table:style-name="ce1">
            <text:p>239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<text:s/>acupuncture for carditis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hindawi.com/journals/ecam/2013/672097/</text:p>
          </table:table-cell>
          <table:table-cell office:value-type="float" office:value="203" table:style-name="ce1">
            <text:p>203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<text:s/>acupuncture for carpal tunnel syndrome</text:p>
          </table:table-cell>
          <table:table-cell office:value-type="float" office:value="75" table:style-name="ce1">
            <text:p>7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carpal-tunnel.net/treatments/alternatives</text:p>
          </table:table-cell>
          <table:table-cell office:value-type="float" office:value="81" table:style-name="ce1">
            <text:p>81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<text:s/>acupuncture for cervical cancer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<text:s/>acupuncture for chronic fatigue syndrome</text:p>
          </table:table-cell>
          <table:table-cell office:value-type="float" office:value="79" table:style-name="ce1">
            <text:p>7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chronic-fatigue-syndrome/</text:p>
          </table:table-cell>
          <table:table-cell office:value-type="float" office:value="119" table:style-name="ce1">
            <text:p>119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<text:s/>acupuncture for chronic fatigue syndrome</text:p>
          </table:table-cell>
          <table:table-cell office:value-type="float" office:value="79" table:style-name="ce1">
            <text:p>7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201900/</text:p>
          </table:table-cell>
          <table:table-cell office:value-type="float" office:value="120" table:style-name="ce1">
            <text:p>120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<text:s/>acupuncture for cogan syndrome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prevention.com/life/a20434786/alternative-therapies-that-heal-health-problems/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<text:s/>acupuncture for colon polyps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doctorshealthpress.com/cancer-articles/top-8-colon-cancer-fighting-foods/</text:p>
          </table:table-cell>
          <table:table-cell office:value-type="float" office:value="181" table:style-name="ce1">
            <text:p>181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<text:s/>acupuncture for colon polyps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doctorshealthpress.com/cancer-articles/top-8-colon-cancer-fighting-foods/</text:p>
          </table:table-cell>
          <table:table-cell office:value-type="float" office:value="181" table:style-name="ce1">
            <text:p>181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<text:s/>acupuncture for colorectal cancer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<text:s/>acupuncture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burningnightscrps.org/sufferers/crps-rsd-treatments/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<text:s/>acupuncture for constipation</text:p>
          </table:table-cell>
          <table:table-cell office:value-type="float" office:value="88" table:style-name="ce1">
            <text:p>8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4433664/</text:p>
          </table:table-cell>
          <table:table-cell office:value-type="float" office:value="221" table:style-name="ce1">
            <text:p>221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<text:s/>acupuncture for coronary artery disease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654705/</text:p>
          </table:table-cell>
          <table:table-cell office:value-type="float" office:value="245" table:style-name="ce1">
            <text:p>245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<text:s/>acupuncture for crest syndrome</text:p>
          </table:table-cell>
          <table:table-cell office:value-type="float" office:value="91" table:style-name="ce1">
            <text:p>9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prevention.com/life/a20434786/alternative-therapies-that-heal-health-problems/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<text:s/>acupuncture for crohn's disease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ampfloracel.com/blog/crohns-disease-symptoms-causes-relief/</text:p>
          </table:table-cell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<text:s/>acupuncture for crohn's disease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everydayhealth.com/hs/crohns-disease-treatment-management/complementary-alternative-therapies-for-crohns/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<text:s/>acupuncture for crohn's disease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ampfloracel.com/blog/crohns-disease-symptoms-causes-relief/</text:p>
          </table:table-cell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<text:s/>acupuncture for crohn's disease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everydayhealth.com/hs/crohns-disease-treatment-management/complementary-alternative-therapies-for-crohns/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<text:s/>acupuncture for cushing's syndrome</text:p>
          </table:table-cell>
          <table:table-cell office:value-type="float" office:value="94" table:style-name="ce1">
            <text:p>9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cushings-disease/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<text:s/>acupuncture for cushing's syndrome</text:p>
          </table:table-cell>
          <table:table-cell office:value-type="float" office:value="94" table:style-name="ce1">
            <text:p>9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cushings-help.com/treatments-altermative.htm</text:p>
          </table:table-cell>
          <table:table-cell office:value-type="float" office:value="112" table:style-name="ce1">
            <text:p>112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<text:s/>acupuncture for de quervain's thyroiditis</text:p>
          </table:table-cell>
          <table:table-cell office:value-type="float" office:value="96" table:style-name="ce1">
            <text:p>9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www.thetole.org/DeQuervainsTenosynovitisTreatmentCure.html#.XOT4nc0pCM8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<text:s/>acupuncture for depression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articles.mercola.com/sites/articles/archive/2015/04/27/10-stress-relieving-superfoods.aspx</text:p>
          </table:table-cell>
          <table:table-cell office:value-type="float" office:value="117" table:style-name="ce1">
            <text:p>117</text:p>
          </table:table-cell>
          <table:table-cell table:number-columns-repeated="1637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<text:s/>acupuncture for depression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articles.mercola.com/sites/articles/archive/2017/11/02/depression-alternative-treatments.aspx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<text:s/>acupuncture for diabetes</text:p>
          </table:table-cell>
          <table:table-cell office:value-type="float" office:value="101" table:style-name="ce1">
            <text:p>10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edicalnewstoday.com/articles/317051.php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<text:s/>acupuncture for diabetes</text:p>
          </table:table-cell>
          <table:table-cell office:value-type="float" office:value="101" table:style-name="ce1">
            <text:p>10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249697/</text:p>
          </table:table-cell>
          <table:table-cell office:value-type="float" office:value="243" table:style-name="ce1">
            <text:p>243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<text:s/>acupuncture for diabetes mellitus type 1</text:p>
          </table:table-cell>
          <table:table-cell office:value-type="float" office:value="102" table:style-name="ce1">
            <text:p>10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249697/</text:p>
          </table:table-cell>
          <table:table-cell office:value-type="float" office:value="209" table:style-name="ce1">
            <text:p>209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<text:s/>acupuncture for diarrhea</text:p>
          </table:table-cell>
          <table:table-cell office:value-type="float" office:value="103" table:style-name="ce1">
            <text:p>10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stlukes-stl.com/health-content/medicine/33/000050.htm</text:p>
          </table:table-cell>
          <table:table-cell office:value-type="float" office:value="122" table:style-name="ce1">
            <text:p>122</text:p>
          </table:table-cell>
          <table:table-cell table:number-columns-repeated="1637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<text:s/>acupuncture for diffuse idiopathic skeletal hyperostosis (dish)</text:p>
          </table:table-cell>
          <table:table-cell office:value-type="float" office:value="104" table:style-name="ce1">
            <text:p>10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connection.ebscohost.com/c/articles/7402215/acupuncture-back-pain-patient-forestiers-disease-diffuse-idiopathic-skeletal-hyperostosis-dish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<text:s/>acupuncture for discoid lupus erythematosus</text:p>
          </table:table-cell>
          <table:table-cell office:value-type="float" office:value="105" table:style-name="ce1">
            <text:p>10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raysahelian.com/lupus.html</text:p>
          </table:table-cell>
          <table:table-cell office:value-type="float" office:value="123" table:style-name="ce1">
            <text:p>123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<text:s/>acupuncture for dissociative disorders</text:p>
          </table:table-cell>
          <table:table-cell office:value-type="float" office:value="106" table:style-name="ce1">
            <text:p>10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healthyplace.com/depression/articles/alternative-approaches-to-mental-health-treatment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<text:s/>acupuncture for ductal carcinoma</text:p>
          </table:table-cell>
          <table:table-cell office:value-type="float" office:value="109" table:style-name="ce1">
            <text:p>10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842867/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<text:s/>acupuncture for endometrial cancer</text:p>
          </table:table-cell>
          <table:table-cell office:value-type="float" office:value="113" table:style-name="ce1">
            <text:p>11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<text:s/>acupuncture for endometriosis</text:p>
          </table:table-cell>
          <table:table-cell office:value-type="float" office:value="114" table:style-name="ce1">
            <text:p>11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950373/</text:p>
          </table:table-cell>
          <table:table-cell office:value-type="float" office:value="378" table:style-name="ce1">
            <text:p>378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<text:s/>acupuncture for eosinophilic esophagitis</text:p>
          </table:table-cell>
          <table:table-cell office:value-type="float" office:value="117" table:style-name="ce1">
            <text:p>11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drlisawatson.com/eosinophilic-esophagitis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<text:s/>acupuncture for esophageal cancer</text:p>
          </table:table-cell>
          <table:table-cell office:value-type="float" office:value="121" table:style-name="ce1">
            <text:p>12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rightdiagnosis.com/e/esophagus_cancer/alternative.htm</text:p>
          </table:table-cell>
          <table:table-cell office:value-type="float" office:value="86" table:style-name="ce1">
            <text:p>86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<text:s/>acupuncture for essential mixed cryoglobulinemia</text:p>
          </table:table-cell>
          <table:table-cell office:value-type="float" office:value="122" table:style-name="ce1">
            <text:p>12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greatist.com/health/alternative-medicine-therapies-explained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<text:s/>acupuncture for evans syndrome</text:p>
          </table:table-cell>
          <table:table-cell office:value-type="float" office:value="123" table:style-name="ce1">
            <text:p>12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67" table:style-name="ce1">
            <text:p>167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<text:s/>acupuncture for felty syndrome</text:p>
          </table:table-cell>
          <table:table-cell office:value-type="float" office:value="124" table:style-name="ce1">
            <text:p>12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prevention.com/life/a20434786/alternative-therapies-that-heal-health-problems/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<text:s/>acupuncture for fibromyalgia</text:p>
          </table:table-cell>
          <table:table-cell office:value-type="float" office:value="125" table:style-name="ce1">
            <text:p>12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edicalnewstoday.com/articles/315393.php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<text:s/>acupuncture for fibromyalgia</text:p>
          </table:table-cell>
          <table:table-cell office:value-type="float" office:value="125" table:style-name="ce1">
            <text:p>12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edicalnewstoday.com/articles/315393.php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<text:s/>acupuncture for foodborne illnesses</text:p>
          </table:table-cell>
          <table:table-cell office:value-type="float" office:value="128" table:style-name="ce1">
            <text:p>12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pennstatehershey.adam.com/content.aspx?productId=107&amp;pid=33&amp;gid=000064</text:p>
          </table:table-cell>
          <table:table-cell office:value-type="float" office:value="125" table:style-name="ce1">
            <text:p>125</text:p>
          </table:table-cell>
          <table:table-cell table:number-columns-repeated="1637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<text:s/>acupuncture for gas</text:p>
          </table:table-cell>
          <table:table-cell office:value-type="float" office:value="130" table:style-name="ce1">
            <text:p>13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59" table:style-name="ce1">
            <text:p>159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<text:s/>acupuncture for gastritis</text:p>
          </table:table-cell>
          <table:table-cell office:value-type="float" office:value="132" table:style-name="ce1">
            <text:p>13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universityhealthnews.com/daily/digestive-health/gastritis-diet-healing-the-inside-from-the-outside/</text:p>
          </table:table-cell>
          <table:table-cell office:value-type="float" office:value="438" table:style-name="ce1">
            <text:p>438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<text:s/>acupuncture for gastritis</text:p>
          </table:table-cell>
          <table:table-cell office:value-type="float" office:value="132" table:style-name="ce1">
            <text:p>13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universityhealthnews.com/daily/digestive-health/gastritis-diet-healing-the-inside-from-the-outside/</text:p>
          </table:table-cell>
          <table:table-cell office:value-type="float" office:value="438" table:style-name="ce1">
            <text:p>438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<text:s/>acupuncture for gastrontestinal stromal tumor - gist</text:p>
          </table:table-cell>
          <table:table-cell office:value-type="float" office:value="134" table:style-name="ce1">
            <text:p>13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rightdiagnosis.com/g/gastrointestinal_stromal_tumors/alternative.htm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<text:s/>acupuncture for gastroparesis</text:p>
          </table:table-cell>
          <table:table-cell office:value-type="float" office:value="135" table:style-name="ce1">
            <text:p>13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askdrmaxwell.com/2014/06/treat-gastroparesis-naturally/</text:p>
          </table:table-cell>
          <table:table-cell office:value-type="float" office:value="110" table:style-name="ce1">
            <text:p>110</text:p>
          </table:table-cell>
          <table:table-cell table:number-columns-repeated="1637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<text:s/>acupuncture for gestational diabetes</text:p>
          </table:table-cell>
          <table:table-cell office:value-type="float" office:value="136" table:style-name="ce1">
            <text:p>13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edicalnewstoday.com/articles/317051.php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<text:s/>acupuncture for gestational pemphigoid</text:p>
          </table:table-cell>
          <table:table-cell office:value-type="float" office:value="137" table:style-name="ce1">
            <text:p>13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edicalnewstoday.com/articles/317051.php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<text:s/>acupuncture for giant cell arteritis</text:p>
          </table:table-cell>
          <table:table-cell office:value-type="float" office:value="139" table:style-name="ce1">
            <text:p>13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temporal-arteritis-how-to-manage-with-6-natural-remedies/</text:p>
          </table:table-cell>
          <table:table-cell office:value-type="float" office:value="96" table:style-name="ce1">
            <text:p>96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<text:s/>acupuncture for goiters</text:p>
          </table:table-cell>
          <table:table-cell office:value-type="float" office:value="140" table:style-name="ce1">
            <text:p>14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top10homeremedies.com/home-remedies/home-remedies-goiter.html</text:p>
          </table:table-cell>
          <table:table-cell office:value-type="float" office:value="123" table:style-name="ce1">
            <text:p>123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<text:s/>acupuncture for gonococcal arthritis</text:p>
          </table:table-cell>
          <table:table-cell office:value-type="float" office:value="141" table:style-name="ce1">
            <text:p>14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sciencebasedmedicine.org/alternative-arthritis-treatments/</text:p>
          </table:table-cell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<text:s/>acupuncture for goodpasture syndrome</text:p>
          </table:table-cell>
          <table:table-cell office:value-type="float" office:value="142" table:style-name="ce1">
            <text:p>14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www.naturalcurefor.com/goodpastures-syndrome/in/westons-mills/new-york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<text:s/>acupuncture for growth disorders</text:p>
          </table:table-cell>
          <table:table-cell office:value-type="float" office:value="147" table:style-name="ce1">
            <text:p>14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best+Alternative%20Therapies+for+growth%20disorders+research&amp;ia=web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<text:s/>acupuncture for guillainâ€“barrã© syndrome</text:p>
          </table:table-cell>
          <table:table-cell office:value-type="float" office:value="149" table:style-name="ce1">
            <text:p>14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healthtap.com/topics/alternative-treatments-for-guillain-barre-syndrome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<text:s/>acupuncture for hyperthyroidism</text:p>
          </table:table-cell>
          <table:table-cell office:value-type="float" office:value="163" table:style-name="ce1">
            <text:p>16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best+Alternative%20Therapies+for+hyperthyroidism+research&amp;ia=web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<text:s/>acupuncture for igg4-related systemic disease</text:p>
          </table:table-cell>
          <table:table-cell office:value-type="float" office:value="168" table:style-name="ce1">
            <text:p>16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kaleidoscopefightinglupus.org/alternative-lupus-treatments-and-therapies/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<text:s/>acupuncture for indigestion (dyspepsia)</text:p>
          </table:table-cell>
          <table:table-cell office:value-type="float" office:value="170" table:style-name="ce1">
            <text:p>17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acid-reflux-diet/</text:p>
          </table:table-cell>
          <table:table-cell office:value-type="float" office:value="155" table:style-name="ce1">
            <text:p>155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<text:s/>acupuncture for intermediate uveitis</text:p>
          </table:table-cell>
          <table:table-cell office:value-type="float" office:value="173" table:style-name="ce1">
            <text:p>17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stlukes-stl.com/health-content/medicine/33/000171.htm</text:p>
          </table:table-cell>
          <table:table-cell office:value-type="float" office:value="54" table:style-name="ce1">
            <text:p>54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<text:s/>acupuncture for interstitial cystitis</text:p>
          </table:table-cell>
          <table:table-cell office:value-type="float" office:value="174" table:style-name="ce1">
            <text:p>17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bladder-help.com/top-10-foods-drinks-avoid-interstitial-cystitis/</text:p>
          </table:table-cell>
          <table:table-cell office:value-type="float" office:value="43" table:style-name="ce1">
            <text:p>43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<text:s/>acupuncture for intestinal pseudo-obstruction</text:p>
          </table:table-cell>
          <table:table-cell office:value-type="float" office:value="175" table:style-name="ce1">
            <text:p>17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best+Alternative%20Therapies+for+intestinal%20pseudo-obstruction+research&amp;ia=web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<text:s/>acupuncture for irritable bowel syndrome (ibs)</text:p>
          </table:table-cell>
          <table:table-cell office:value-type="float" office:value="176" table:style-name="ce1">
            <text:p>17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best+Alternative%20Therapies+for+irritable%20bowel%20syndrome%20(ibs)+research&amp;ia=web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<text:s/>acupuncture for juvenile arthritis</text:p>
          </table:table-cell>
          <table:table-cell office:value-type="float" office:value="178" table:style-name="ce1">
            <text:p>17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best+Supplements+for+juvenile%20arthritis+research&amp;ia=web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<text:s/>acupuncture for juvenile polyposis syndrome</text:p>
          </table:table-cell>
          <table:table-cell office:value-type="float" office:value="179" table:style-name="ce1">
            <text:p>17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best+Alternative%20Therapies+for+juvenile%20polyposis%20syndrome+research&amp;ia=web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<text:s/>acupuncture for juvenille rheumatoid arthritis (jra)</text:p>
          </table:table-cell>
          <table:table-cell office:value-type="float" office:value="180" table:style-name="ce1">
            <text:p>18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webmd.com/rheumatoid-arthritis/understanding-juvenile-rheumatoid-arthritis-treatment#1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<text:s/>acupuncture for kawasaki's disease</text:p>
          </table:table-cell>
          <table:table-cell office:value-type="float" office:value="181" table:style-name="ce1">
            <text:p>18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best+Alternative%20Therapies+for+kawasaki%27s%20disease+research&amp;ia=web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<text:s/>acupuncture for ligneous conjunctivitis</text:p>
          </table:table-cell>
          <table:table-cell office:value-type="float" office:value="197" table:style-name="ce1">
            <text:p>19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best+Alternative%20Therapies+for+ligneous%20conjunctivitis+research&amp;ia=web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<text:s/>acupuncture for liver cancer</text:p>
          </table:table-cell>
          <table:table-cell office:value-type="float" office:value="199" table:style-name="ce1">
            <text:p>19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best+Alternative+Therapies+for+liver+cancer+research&amp;ia=web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<text:s/>acupuncture for lung cancer</text:p>
          </table:table-cell>
          <table:table-cell office:value-type="float" office:value="203" table:style-name="ce1">
            <text:p>20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Research+in+Alternative%20Therapies+for+lung%20cancer&amp;ia=web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<text:s/>acupuncture for mã©nã©trierâ€™s disease</text:p>
          </table:table-cell>
          <table:table-cell office:value-type="float" office:value="211" table:style-name="ce1">
            <text:p>21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uckduckgo.com/?q=Research+in+Alternative%20Therapies+for+m%C3%A3%C2%A9n%C3%A3%C2%A9trier%C3%A2%E2%82%AC%E2%84%A2s%20disease&amp;ia=web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<text:s/>acupuncture for meningioma</text:p>
          </table:table-cell>
          <table:table-cell office:value-type="float" office:value="216" table:style-name="ce1">
            <text:p>21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thejoyofwellness.net/meningiomas-natural-treatment-herbs-and-healing/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<text:s/>acupuncture for microscopic colitis</text:p>
          </table:table-cell>
          <table:table-cell office:value-type="float" office:value="219" table:style-name="ce1">
            <text:p>21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health.howstuffworks.com/wellness/natural-medicine/alternative/alternative-medicines-for-colitis.htm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<text:s/>acupuncture for microscopic colitis</text:p>
          </table:table-cell>
          <table:table-cell office:value-type="float" office:value="219" table:style-name="ce1">
            <text:p>21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healthcmi.com/Acupuncture-Continuing-Education-News/811-colitis62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<text:s/>acupuncture for mood disorders</text:p>
          </table:table-cell>
          <table:table-cell office:value-type="float" office:value="224" table:style-name="ce1">
            <text:p>22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660126/</text:p>
          </table:table-cell>
          <table:table-cell office:value-type="float" office:value="308" table:style-name="ce1">
            <text:p>308</text:p>
          </table:table-cell>
          <table:table-cell table:number-columns-repeated="1637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<text:s/>acupuncture for mood disorders</text:p>
          </table:table-cell>
          <table:table-cell office:value-type="float" office:value="224" table:style-name="ce1">
            <text:p>22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660126/</text:p>
          </table:table-cell>
          <table:table-cell office:value-type="float" office:value="308" table:style-name="ce1">
            <text:p>308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<text:s/>acupuncture for mooren's ulcer</text:p>
          </table:table-cell>
          <table:table-cell office:value-type="float" office:value="225" table:style-name="ce1">
            <text:p>22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495394/</text:p>
          </table:table-cell>
          <table:table-cell office:value-type="float" office:value="164" table:style-name="ce1">
            <text:p>164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<text:s/>acupuncture for myocarditis</text:p>
          </table:table-cell>
          <table:table-cell office:value-type="float" office:value="232" table:style-name="ce1">
            <text:p>23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myocarditis/</text:p>
          </table:table-cell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<text:s/>acupuncture for myocarditis</text:p>
          </table:table-cell>
          <table:table-cell office:value-type="float" office:value="232" table:style-name="ce1">
            <text:p>23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155696/</text:p>
          </table:table-cell>
          <table:table-cell office:value-type="float" office:value="295" table:style-name="ce1">
            <text:p>295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<text:s/>acupuncture for myocarditis</text:p>
          </table:table-cell>
          <table:table-cell office:value-type="float" office:value="232" table:style-name="ce1">
            <text:p>23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155696/</text:p>
          </table:table-cell>
          <table:table-cell office:value-type="float" office:value="297" table:style-name="ce1">
            <text:p>297</text:p>
          </table:table-cell>
          <table:table-cell table:number-columns-repeated="1637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<text:s/>acupuncture for nasopharyngeal cancer</text:p>
          </table:table-cell>
          <table:table-cell office:value-type="float" office:value="234" table:style-name="ce1">
            <text:p>23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realnatural.org/can-chinese-herbal-medicine-successfully-treat-cancer-the-research-says-yes/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<text:s/>acupuncture for neuromyelitis optica</text:p>
          </table:table-cell>
          <table:table-cell office:value-type="float" office:value="236" table:style-name="ce1">
            <text:p>23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healthjade.com/neuromyelitis-optica/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<text:s/>acupuncture for obesity</text:p>
          </table:table-cell>
          <table:table-cell office:value-type="float" office:value="238" table:style-name="ce1">
            <text:p>23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4386228/</text:p>
          </table:table-cell>
          <table:table-cell office:value-type="float" office:value="214" table:style-name="ce1">
            <text:p>214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<text:s/>acupuncture for ocd</text:p>
          </table:table-cell>
          <table:table-cell office:value-type="float" office:value="239" table:style-name="ce1">
            <text:p>23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ocdrp.org/about-ocd/complementary-and-non-conventionalalternative-therapies/</text:p>
          </table:table-cell>
          <table:table-cell office:value-type="float" office:value="137" table:style-name="ce1">
            <text:p>137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<text:s/>acupuncture for optic neuritis</text:p>
          </table:table-cell>
          <table:table-cell office:value-type="float" office:value="241" table:style-name="ce1">
            <text:p>24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optic-neuritis/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<text:s/>acupuncture for optic neuritis</text:p>
          </table:table-cell>
          <table:table-cell office:value-type="float" office:value="241" table:style-name="ce1">
            <text:p>24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optic-neuritis/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<text:s/>acupuncture for optic neuritis</text:p>
          </table:table-cell>
          <table:table-cell office:value-type="float" office:value="241" table:style-name="ce1">
            <text:p>24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edindia.net/homeremedies/optic-neuritis.asp</text:p>
          </table:table-cell>
          <table:table-cell office:value-type="float" office:value="128" table:style-name="ce1">
            <text:p>128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<text:s/>acupuncture for oral cancer</text:p>
          </table:table-cell>
          <table:table-cell office:value-type="float" office:value="242" table:style-name="ce1">
            <text:p>24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<text:s/>acupuncture for ord's thyroiditis</text:p>
          </table:table-cell>
          <table:table-cell office:value-type="float" office:value="243" table:style-name="ce1">
            <text:p>24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atural-holistic-health.com/alternative-treatments-hypothyroidism/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<text:s/>acupuncture for osteoarthritis</text:p>
          </table:table-cell>
          <table:table-cell office:value-type="float" office:value="244" table:style-name="ce1">
            <text:p>24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857560/</text:p>
          </table:table-cell>
          <table:table-cell office:value-type="float" office:value="326" table:style-name="ce1">
            <text:p>326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<text:s/>acupuncture for ovarian cancer</text:p>
          </table:table-cell>
          <table:table-cell office:value-type="float" office:value="249" table:style-name="ce1">
            <text:p>24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hopkinsmedicine.org/kimmel_cancer_center/centers/ovarian/patient_information/support_services/alternative_medicine.html</text:p>
          </table:table-cell>
          <table:table-cell office:value-type="float" office:value="139" table:style-name="ce1">
            <text:p>139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<text:s/>acupuncture for pancreatic cancer</text:p>
          </table:table-cell>
          <table:table-cell office:value-type="float" office:value="252" table:style-name="ce1">
            <text:p>25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pancreatica.org/pancreatic-cancer/pancreatic-cancer-alternative-complementary-holistic-treatment/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<text:s/>acupuncture for pancreatic neuroendocrine tumors</text:p>
          </table:table-cell>
          <table:table-cell office:value-type="float" office:value="253" table:style-name="ce1">
            <text:p>25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pancreatica.org/pancreatic-cancer/pancreatic-cancer-alternative-complementary-holistic-treatment/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<text:s/>acupuncture for pancreatitis</text:p>
          </table:table-cell>
          <table:table-cell office:value-type="float" office:value="254" table:style-name="ce1">
            <text:p>25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stlukes-stl.com/health-content/medicine/33/000122.htm</text:p>
          </table:table-cell>
          <table:table-cell office:value-type="float" office:value="112" table:style-name="ce1">
            <text:p>112</text:p>
          </table:table-cell>
          <table:table-cell table:number-columns-repeated="1637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<text:s/>acupuncture for panic attacks</text:p>
          </table:table-cell>
          <table:table-cell office:value-type="float" office:value="255" table:style-name="ce1">
            <text:p>25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holisticonline.com/Remedies/Anxiety/anx_panic_alternative_therapies.htm</text:p>
          </table:table-cell>
          <table:table-cell office:value-type="float" office:value="112" table:style-name="ce1">
            <text:p>112</text:p>
          </table:table-cell>
          <table:table-cell table:number-columns-repeated="1637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<text:s/>acupuncture for papillary thyroid cancer</text:p>
          </table:table-cell>
          <table:table-cell office:value-type="float" office:value="256" table:style-name="ce1">
            <text:p>25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inspire.com/groups/thyca-thyroid-cancer-survivors-association/discussion/alternative-therapy-for-papillary-ca/</text:p>
          </table:table-cell>
          <table:table-cell office:value-type="float" office:value="86" table:style-name="ce1">
            <text:p>86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<text:s/>acupuncture for parathyroid cancer</text:p>
          </table:table-cell>
          <table:table-cell office:value-type="float" office:value="258" table:style-name="ce1">
            <text:p>25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hyperparathyroidism/</text:p>
          </table:table-cell>
          <table:table-cell office:value-type="float" office:value="162" table:style-name="ce1">
            <text:p>162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<text:s/>acupuncture for parathyroid cancer</text:p>
          </table:table-cell>
          <table:table-cell office:value-type="float" office:value="258" table:style-name="ce1">
            <text:p>25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4332115/</text:p>
          </table:table-cell>
          <table:table-cell office:value-type="float" office:value="195" table:style-name="ce1">
            <text:p>195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<text:s/>acupuncture for parsonage-turner syndrome</text:p>
          </table:table-cell>
          <table:table-cell office:value-type="float" office:value="261" table:style-name="ce1">
            <text:p>26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53" table:style-name="ce1">
            <text:p>153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<text:s/>acupuncture for penile cancer</text:p>
          </table:table-cell>
          <table:table-cell office:value-type="float" office:value="264" table:style-name="ce1">
            <text:p>26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<text:s/>acupuncture for peptic ulcers (stomach ulcers)</text:p>
          </table:table-cell>
          <table:table-cell office:value-type="float" office:value="265" table:style-name="ce1">
            <text:p>26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se3.adam.com/content.aspx?productId=107&amp;isArticleLink=false&amp;pid=33&amp;gid=000125</text:p>
          </table:table-cell>
          <table:table-cell office:value-type="float" office:value="144" table:style-name="ce1">
            <text:p>144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<text:s/>acupuncture for personality disorders</text:p>
          </table:table-cell>
          <table:table-cell office:value-type="float" office:value="268" table:style-name="ce1">
            <text:p>26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660126/</text:p>
          </table:table-cell>
          <table:table-cell office:value-type="float" office:value="318" table:style-name="ce1">
            <text:p>318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<text:s/>acupuncture for peutz-jeghers syndrome</text:p>
          </table:table-cell>
          <table:table-cell office:value-type="float" office:value="269" table:style-name="ce1">
            <text:p>26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utritionhouse.com/Library/WellnessItem.aspx?ID=62104</text:p>
          </table:table-cell>
          <table:table-cell office:value-type="float" office:value="578" table:style-name="ce1">
            <text:p>578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<text:s/>acupuncture for peutz-jeghers syndrome</text:p>
          </table:table-cell>
          <table:table-cell office:value-type="float" office:value="269" table:style-name="ce1">
            <text:p>26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54" table:style-name="ce1">
            <text:p>154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<text:s/>acupuncture for pituitary disorders</text:p>
          </table:table-cell>
          <table:table-cell office:value-type="float" office:value="271" table:style-name="ce1">
            <text:p>27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4177524/</text:p>
          </table:table-cell>
          <table:table-cell office:value-type="float" office:value="239" table:style-name="ce1">
            <text:p>239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<text:s/>acupuncture for poems syndrome</text:p>
          </table:table-cell>
          <table:table-cell office:value-type="float" office:value="275" table:style-name="ce1">
            <text:p>27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phoenixtools.org/alternative-therapy-tourette-syndrome/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<text:s/>acupuncture for polycystic ovary syndrome</text:p>
          </table:table-cell>
          <table:table-cell office:value-type="float" office:value="277" table:style-name="ce1">
            <text:p>27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4012377/</text:p>
          </table:table-cell>
          <table:table-cell office:value-type="float" office:value="121" table:style-name="ce1">
            <text:p>121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<text:s/>acupuncture for polymyalgia rheumatica</text:p>
          </table:table-cell>
          <table:table-cell office:value-type="float" office:value="279" table:style-name="ce1">
            <text:p>27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healthunlocked.com/pmrgcauk/posts/133187926/natural-alternative-remedies-for-polymyalgia-rheumatica..for-my-82-yr-old-grandma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<text:s/>acupuncture for polymyalgia rheumatica (pmr)</text:p>
          </table:table-cell>
          <table:table-cell office:value-type="float" office:value="280" table:style-name="ce1">
            <text:p>28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healthunlocked.com/pmrgcauk/posts/133187926/natural-alternative-remedies-for-polymyalgia-rheumatica..for-my-82-yr-old-grandma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<text:s/>acupuncture for polymyositis</text:p>
          </table:table-cell>
          <table:table-cell office:value-type="float" office:value="281" table:style-name="ce1">
            <text:p>28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report.nih.gov/NIHfactsheets/ViewFactSheet.aspx?csid=85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<text:s/>acupuncture for postmyocardial infarction syndrome</text:p>
          </table:table-cell>
          <table:table-cell office:value-type="float" office:value="282" table:style-name="ce1">
            <text:p>28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www.holisticonline.com/remedies/Heart/heart_attack_diet-nutrition.htm</text:p>
          </table:table-cell>
          <table:table-cell office:value-type="float" office:value="54" table:style-name="ce1">
            <text:p>54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<text:s/>acupuncture for postmyocardial infarction syndrome</text:p>
          </table:table-cell>
          <table:table-cell office:value-type="float" office:value="282" table:style-name="ce1">
            <text:p>28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hindawi.com/journals/ecam/2013/672097/</text:p>
          </table:table-cell>
          <table:table-cell office:value-type="float" office:value="203" table:style-name="ce1">
            <text:p>203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<text:s/>acupuncture for postpericardiotomy syndrome</text:p>
          </table:table-cell>
          <table:table-cell office:value-type="float" office:value="283" table:style-name="ce1">
            <text:p>28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59" table:style-name="ce1">
            <text:p>159</text:p>
          </table:table-cell>
          <table:table-cell table:number-columns-repeated="1637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<text:s/>acupuncture for postpericardiotomy syndrome</text:p>
          </table:table-cell>
          <table:table-cell office:value-type="float" office:value="283" table:style-name="ce1">
            <text:p>28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40" table:style-name="ce1">
            <text:p>140</text:p>
          </table:table-cell>
          <table:table-cell table:number-columns-repeated="1637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<text:s/>acupuncture for prediabetes</text:p>
          </table:table-cell>
          <table:table-cell office:value-type="float" office:value="285" table:style-name="ce1">
            <text:p>28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249697/</text:p>
          </table:table-cell>
          <table:table-cell office:value-type="float" office:value="230" table:style-name="ce1">
            <text:p>230</text:p>
          </table:table-cell>
          <table:table-cell table:number-columns-repeated="1637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<text:s/>acupuncture for primary immunodeficiency</text:p>
          </table:table-cell>
          <table:table-cell office:value-type="float" office:value="287" table:style-name="ce1">
            <text:p>28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760022/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<text:s/>acupuncture for progressive inflammatory neuropathy</text:p>
          </table:table-cell>
          <table:table-cell office:value-type="float" office:value="290" table:style-name="ce1">
            <text:p>29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healthline.com/health/neuropathy-supplements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<text:s/>acupuncture for prostate cancer</text:p>
          </table:table-cell>
          <table:table-cell office:value-type="float" office:value="291" table:style-name="ce1">
            <text:p>29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cancer.gov/about-cancer/treatment/cam/patient/prostate-supplements-pdq</text:p>
          </table:table-cell>
          <table:table-cell office:value-type="float" office:value="596" table:style-name="ce1">
            <text:p>596</text:p>
          </table:table-cell>
          <table:table-cell table:number-columns-repeated="1637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<text:s/>acupuncture for psoriasis</text:p>
          </table:table-cell>
          <table:table-cell office:value-type="float" office:value="292" table:style-name="ce1">
            <text:p>29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edzardernst.com/2018/09/alternative-therapies-for-psoriasis-a-poor-review-in-a-top-journal/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<text:s/>acupuncture for psoriatic arthritis</text:p>
          </table:table-cell>
          <table:table-cell office:value-type="float" office:value="293" table:style-name="ce1">
            <text:p>29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edicalnewstoday.com/articles/316926.php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<text:s/>acupuncture for psoriatic arthritis</text:p>
          </table:table-cell>
          <table:table-cell office:value-type="float" office:value="293" table:style-name="ce1">
            <text:p>29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edicalnewstoday.com/articles/316926.php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<text:s/>acupuncture for ptsd</text:p>
          </table:table-cell>
          <table:table-cell office:value-type="float" office:value="295" table:style-name="ce1">
            <text:p>29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4177524/</text:p>
          </table:table-cell>
          <table:table-cell office:value-type="float" office:value="243" table:style-name="ce1">
            <text:p>243</text:p>
          </table:table-cell>
          <table:table-cell table:number-columns-repeated="1637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<text:s/>acupuncture for raynaud's phenomenon</text:p>
          </table:table-cell>
          <table:table-cell office:value-type="float" office:value="299" table:style-name="ce1">
            <text:p>29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holehealthchicago.com/2009/05/05/raynauds-disease/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<text:s/>acupuncture for raynaud's phenomenon</text:p>
          </table:table-cell>
          <table:table-cell office:value-type="float" office:value="299" table:style-name="ce1">
            <text:p>29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academic.oup.com/rheumatology/article/48/7/791/1788881</text:p>
          </table:table-cell>
          <table:table-cell office:value-type="float" office:value="88" table:style-name="ce1">
            <text:p>88</text:p>
          </table:table-cell>
          <table:table-cell table:number-columns-repeated="1637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<text:s/>acupuncture for raynaudâ€™s phenomenon</text:p>
          </table:table-cell>
          <table:table-cell office:value-type="float" office:value="298" table:style-name="ce1">
            <text:p>29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holehealthchicago.com/2009/05/05/raynauds-disease/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<text:s/>acupuncture for raynaudâ€™s phenomenon</text:p>
          </table:table-cell>
          <table:table-cell office:value-type="float" office:value="298" table:style-name="ce1">
            <text:p>29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academic.oup.com/rheumatology/article/48/7/791/1788881</text:p>
          </table:table-cell>
          <table:table-cell office:value-type="float" office:value="88" table:style-name="ce1">
            <text:p>88</text:p>
          </table:table-cell>
          <table:table-cell table:number-columns-repeated="1637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<text:s/>acupuncture for repetitive strain injury</text:p>
          </table:table-cell>
          <table:table-cell office:value-type="float" office:value="304" table:style-name="ce1">
            <text:p>30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aturalhealthnews.uk/article/qa-repetitive-strain-injury/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<text:s/>acupuncture for repetitive strain injury</text:p>
          </table:table-cell>
          <table:table-cell office:value-type="float" office:value="304" table:style-name="ce1">
            <text:p>30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eeprecovery.com/how-to-treat-tendonitis/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<text:s/>acupuncture for restless leg syndrome</text:p>
          </table:table-cell>
          <table:table-cell office:value-type="float" office:value="305" table:style-name="ce1">
            <text:p>30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medicinesnaturally.com/restless-leg-syndrome-acupuncture-and-other-treatments/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<text:s/>acupuncture for retinoblastoma</text:p>
          </table:table-cell>
          <table:table-cell office:value-type="float" office:value="306" table:style-name="ce1">
            <text:p>30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report.nih.gov/NIHfactsheets/ViewFactSheet.aspx?csid=85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<text:s/>acupuncture for retroperitoneal fibrosis</text:p>
          </table:table-cell>
          <table:table-cell office:value-type="float" office:value="307" table:style-name="ce1">
            <text:p>30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betterhealth.vic.gov.au/health/conditionsandtreatments/retroperitoneal-fibrosis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<text:s/>acupuncture for rhematoid arthritis</text:p>
          </table:table-cell>
          <table:table-cell office:value-type="float" office:value="308" table:style-name="ce1">
            <text:p>30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curemyjointpain.com/alternative-treatments-for-rheumatoid-arthritis-in-hands/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<text:s/>acupuncture for rheumatoid arthritis</text:p>
          </table:table-cell>
          <table:table-cell office:value-type="float" office:value="310" table:style-name="ce1">
            <text:p>31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curemyjointpain.com/alternative-treatments-for-rheumatoid-arthritis-in-hands/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<text:s/>acupuncture for rheumatoid vasculitis</text:p>
          </table:table-cell>
          <table:table-cell office:value-type="float" office:value="311" table:style-name="ce1">
            <text:p>31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hopkinsarthritis.org/patient-corner/disease-management/ra-complementary-alternative-medicine/</text:p>
          </table:table-cell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<text:s/>acupuncture for sarcoidosis</text:p>
          </table:table-cell>
          <table:table-cell office:value-type="float" office:value="313" table:style-name="ce1">
            <text:p>31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inspire.com/groups/stop-sarcoidosis/discussion/alternative-therapies-12/</text:p>
          </table:table-cell>
          <table:table-cell office:value-type="float" office:value="43" table:style-name="ce1">
            <text:p>43</text:p>
          </table:table-cell>
          <table:table-cell table:number-columns-repeated="1637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<text:s/>acupuncture for sarcoma</text:p>
          </table:table-cell>
          <table:table-cell office:value-type="float" office:value="314" table:style-name="ce1">
            <text:p>31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rightdiagnosis.com/s/soft_tissue_sarcoma/alternative.htm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<text:s/>acupuncture for sarcoma - kaposi</text:p>
          </table:table-cell>
          <table:table-cell office:value-type="float" office:value="315" table:style-name="ce1">
            <text:p>31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rightdiagnosis.com/s/soft_tissue_sarcoma/alternative.htm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<text:s/>acupuncture for schizophrenia</text:p>
          </table:table-cell>
          <table:table-cell office:value-type="float" office:value="316" table:style-name="ce1">
            <text:p>31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www.schizophrenia.com/treatments.php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<text:s/>acupuncture for schnitzler syndrome</text:p>
          </table:table-cell>
          <table:table-cell office:value-type="float" office:value="317" table:style-name="ce1">
            <text:p>31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57" table:style-name="ce1">
            <text:p>157</text:p>
          </table:table-cell>
          <table:table-cell table:number-columns-repeated="1637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<text:s/>acupuncture for scleroderma</text:p>
          </table:table-cell>
          <table:table-cell office:value-type="float" office:value="318" table:style-name="ce1">
            <text:p>31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doctorshealthpress.com/skin-care-articles/alternative-treatments-scleroderma/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<text:s/>acupuncture for short bowel syndrome</text:p>
          </table:table-cell>
          <table:table-cell office:value-type="float" office:value="319" table:style-name="ce1">
            <text:p>31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4433664/</text:p>
          </table:table-cell>
          <table:table-cell office:value-type="float" office:value="218" table:style-name="ce1">
            <text:p>218</text:p>
          </table:table-cell>
          <table:table-cell table:number-columns-repeated="1637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<text:s/>acupuncture for skin cancer</text:p>
          </table:table-cell>
          <table:table-cell office:value-type="float" office:value="322" table:style-name="ce1">
            <text:p>32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<text:s/>acupuncture for small intestine cancer</text:p>
          </table:table-cell>
          <table:table-cell office:value-type="float" office:value="323" table:style-name="ce1">
            <text:p>32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ayoclinic.org/diseases-conditions/cancer/in-depth/cancer-treatment/art-20047246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<text:s/>acupuncture for stiff person syndrome</text:p>
          </table:table-cell>
          <table:table-cell office:value-type="float" office:value="324" table:style-name="ce1">
            <text:p>32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msfrontiers.org/alternative-therapies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<text:s/>acupuncture for stress response syndromes</text:p>
          </table:table-cell>
          <table:table-cell office:value-type="float" office:value="326" table:style-name="ce1">
            <text:p>32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articles.mercola.com/sites/articles/archive/2015/04/27/10-stress-relieving-superfoods.aspx</text:p>
          </table:table-cell>
          <table:table-cell office:value-type="float" office:value="117" table:style-name="ce1">
            <text:p>117</text:p>
          </table:table-cell>
          <table:table-cell table:number-columns-repeated="1637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<text:s/>acupuncture for stress response syndromes</text:p>
          </table:table-cell>
          <table:table-cell office:value-type="float" office:value="326" table:style-name="ce1">
            <text:p>32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4177524/</text:p>
          </table:table-cell>
          <table:table-cell office:value-type="float" office:value="241" table:style-name="ce1">
            <text:p>241</text:p>
          </table:table-cell>
          <table:table-cell table:number-columns-repeated="1637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<text:s/>acupuncture for subacute bacterial endocarditis</text:p>
          </table:table-cell>
          <table:table-cell office:value-type="float" office:value="327" table:style-name="ce1">
            <text:p>32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endocarditis/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<text:s/>acupuncture for subacute bacterial endocarditis</text:p>
          </table:table-cell>
          <table:table-cell office:value-type="float" office:value="327" table:style-name="ce1">
            <text:p>32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pennstatehershey.adam.com/content.aspx?productId=107&amp;pid=33&amp;gid=000057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<text:s/>acupuncture for susac's syndrome</text:p>
          </table:table-cell>
          <table:table-cell office:value-type="float" office:value="328" table:style-name="ce1">
            <text:p>32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54" table:style-name="ce1">
            <text:p>154</text:p>
          </table:table-cell>
          <table:table-cell table:number-columns-repeated="1637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<text:s/>acupuncture for systemic lupus erythematosus</text:p>
          </table:table-cell>
          <table:table-cell office:value-type="float" office:value="331" table:style-name="ce1">
            <text:p>33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898893/</text:p>
          </table:table-cell>
          <table:table-cell office:value-type="float" office:value="191" table:style-name="ce1">
            <text:p>191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<text:s/>acupuncture for systemic lupus erythematosus</text:p>
          </table:table-cell>
          <table:table-cell office:value-type="float" office:value="331" table:style-name="ce1">
            <text:p>33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lupusuk.org.uk/medical/gp-guide/treatment-of-lupus/complementary-medicine/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<text:s/>acupuncture for systemic lupus erythematosus (sle)</text:p>
          </table:table-cell>
          <table:table-cell office:value-type="float" office:value="332" table:style-name="ce1">
            <text:p>33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preventivehealthadvisor.com/systemic-lupus-erythematosus/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<text:s/>acupuncture for systemic lupus erythematosus (sle)</text:p>
          </table:table-cell>
          <table:table-cell office:value-type="float" office:value="332" table:style-name="ce1">
            <text:p>33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898893/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<text:s/>acupuncture for systemic scleroderma</text:p>
          </table:table-cell>
          <table:table-cell office:value-type="float" office:value="333" table:style-name="ce1">
            <text:p>33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doctorshealthpress.com/skin-care-articles/alternative-treatments-scleroderma/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<text:s/>acupuncture for thyroid cancer</text:p>
          </table:table-cell>
          <table:table-cell office:value-type="float" office:value="337" table:style-name="ce1">
            <text:p>33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783927/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<text:s/>acupuncture for thyroid cancer</text:p>
          </table:table-cell>
          <table:table-cell office:value-type="float" office:value="337" table:style-name="ce1">
            <text:p>337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783927/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<text:s/>acupuncture for thyroid diseases</text:p>
          </table:table-cell>
          <table:table-cell office:value-type="float" office:value="339" table:style-name="ce1">
            <text:p>33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link.springer.com/chapter/10.1007/978-1-4939-3314-3_69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<text:s/>acupuncture for thyroid nodules</text:p>
          </table:table-cell>
          <table:table-cell office:value-type="float" office:value="340" table:style-name="ce1">
            <text:p>34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stopthethyroidmadness.com/2014/08/02/case-missing-thyroid-nodules/</text:p>
          </table:table-cell>
          <table:table-cell office:value-type="float" office:value="348" table:style-name="ce1">
            <text:p>348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<text:s/>acupuncture for thyroiditis</text:p>
          </table:table-cell>
          <table:table-cell office:value-type="float" office:value="341" table:style-name="ce1">
            <text:p>341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link.springer.com/chapter/10.1007/978-1-4939-3314-3_69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<text:s/>acupuncture for tolosa-hunt syndrome</text:p>
          </table:table-cell>
          <table:table-cell office:value-type="float" office:value="342" table:style-name="ce1">
            <text:p>34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rarediseases.org/rare-diseases/tolosa-hunt-syndrome/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<text:s/>acupuncture for tolosa-hunt syndrome</text:p>
          </table:table-cell>
          <table:table-cell office:value-type="float" office:value="342" table:style-name="ce1">
            <text:p>34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53" table:style-name="ce1">
            <text:p>153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<text:s/>acupuncture for transverse myelitis</text:p>
          </table:table-cell>
          <table:table-cell office:value-type="float" office:value="343" table:style-name="ce1">
            <text:p>34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://drnissani.net/MNISSANI/SE/RossiTM.htm</text:p>
          </table:table-cell>
          <table:table-cell office:value-type="float" office:value="803" table:style-name="ce1">
            <text:p>803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<text:s/>acupuncture for transverse myelitis</text:p>
          </table:table-cell>
          <table:table-cell office:value-type="float" office:value="343" table:style-name="ce1">
            <text:p>34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healthtap.com/topics/alternative-treatments-for-transverse-myelitis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<text:s/>acupuncture for turner syndrome</text:p>
          </table:table-cell>
          <table:table-cell office:value-type="float" office:value="344" table:style-name="ce1">
            <text:p>34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57" table:style-name="ce1">
            <text:p>157</text:p>
          </table:table-cell>
          <table:table-cell table:number-columns-repeated="1637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<text:s/>acupuncture for type 1 diabetes</text:p>
          </table:table-cell>
          <table:table-cell office:value-type="float" office:value="345" table:style-name="ce1">
            <text:p>34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edicalnewstoday.com/articles/317051.php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<text:s/>acupuncture for type 1 diabetes</text:p>
          </table:table-cell>
          <table:table-cell office:value-type="float" office:value="345" table:style-name="ce1">
            <text:p>345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249697/</text:p>
          </table:table-cell>
          <table:table-cell office:value-type="float" office:value="235" table:style-name="ce1">
            <text:p>235</text:p>
          </table:table-cell>
          <table:table-cell table:number-columns-repeated="1637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<text:s/>acupuncture for type 2 diabetes</text:p>
          </table:table-cell>
          <table:table-cell office:value-type="float" office:value="346" table:style-name="ce1">
            <text:p>346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249697/</text:p>
          </table:table-cell>
          <table:table-cell office:value-type="float" office:value="232" table:style-name="ce1">
            <text:p>232</text:p>
          </table:table-cell>
          <table:table-cell table:number-columns-repeated="1637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<text:s/>acupuncture for undifferentiated connective tissue disease</text:p>
          </table:table-cell>
          <table:table-cell office:value-type="float" office:value="349" table:style-name="ce1">
            <text:p>349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inspire.com/groups/autoimmune-diseases/discussion/undifferentiated-connective-tissue-disease/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<text:s/>acupuncture for urticaria</text:p>
          </table:table-cell>
          <table:table-cell office:value-type="float" office:value="350" table:style-name="ce1">
            <text:p>35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draxe.com/hives-treatment/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<text:s/>acupuncture for urticaria</text:p>
          </table:table-cell>
          <table:table-cell office:value-type="float" office:value="350" table:style-name="ce1">
            <text:p>35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medhelp.org/posts/Alternative-Therapies-/hives/show/1632252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<text:s/>acupuncture for uterine (endometrial) cancer</text:p>
          </table:table-cell>
          <table:table-cell office:value-type="float" office:value="352" table:style-name="ce1">
            <text:p>352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rightdiagnosis.com/u/uterine_cancer/alternative.htm</text:p>
          </table:table-cell>
          <table:table-cell office:value-type="float" office:value="86" table:style-name="ce1">
            <text:p>86</text:p>
          </table:table-cell>
          <table:table-cell table:number-columns-repeated="1637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<text:s/>acupuncture for vaginal cancer</text:p>
          </table:table-cell>
          <table:table-cell office:value-type="float" office:value="353" table:style-name="ce1">
            <text:p>353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4332115/</text:p>
          </table:table-cell>
          <table:table-cell office:value-type="float" office:value="215" table:style-name="ce1">
            <text:p>215</text:p>
          </table:table-cell>
          <table:table-cell table:number-columns-repeated="1637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<text:s/>acupuncture for vascular disease</text:p>
          </table:table-cell>
          <table:table-cell office:value-type="float" office:value="354" table:style-name="ce1">
            <text:p>354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3654705/</text:p>
          </table:table-cell>
          <table:table-cell office:value-type="float" office:value="239" table:style-name="ce1">
            <text:p>239</text:p>
          </table:table-cell>
          <table:table-cell table:number-columns-repeated="1637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<text:s/>acupuncture for whipple disease</text:p>
          </table:table-cell>
          <table:table-cell office:value-type="float" office:value="358" table:style-name="ce1">
            <text:p>358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4712627/</text:p>
          </table:table-cell>
          <table:table-cell office:value-type="float" office:value="263" table:style-name="ce1">
            <text:p>263</text:p>
          </table:table-cell>
          <table:table-cell table:number-columns-repeated="1637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<text:s/>acupuncture for zollinger-ellison syndrome</text:p>
          </table:table-cell>
          <table:table-cell office:value-type="float" office:value="360" table:style-name="ce1">
            <text:p>360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<text:s/>https://www.ncbi.nlm.nih.gov/pmc/articles/PMC2642499/</text:p>
          </table:table-cell>
          <table:table-cell office:value-type="float" office:value="165" table:style-name="ce1">
            <text:p>165</text:p>
          </table:table-cell>
          <table:table-cell table:number-columns-repeated="1637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<text:s/>adrenal extract for essential mixed cryoglobulinemia</text:p>
          </table:table-cell>
          <table:table-cell office:value-type="float" office:value="122" table:style-name="ce1">
            <text:p>122</text:p>
          </table:table-cell>
          <table:table-cell office:value-type="float" office:value="23" table:style-name="ce3">
            <text:p>23</text:p>
          </table:table-cell>
          <table:table-cell office:value-type="string" table:style-name="ce1">
            <text:p><text:s/>https://www.nutritionhouse.com/Library/WellnessItem.aspx?ID=64374</text:p>
          </table:table-cell>
          <table:table-cell office:value-type="float" office:value="155" table:style-name="ce1">
            <text:p>155</text:p>
          </table:table-cell>
          <table:table-cell table:number-columns-repeated="1637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<text:s/>adrenal extract for gonococcal arthritis</text:p>
          </table:table-cell>
          <table:table-cell office:value-type="float" office:value="141" table:style-name="ce1">
            <text:p>141</text:p>
          </table:table-cell>
          <table:table-cell office:value-type="float" office:value="23" table:style-name="ce3">
            <text:p>23</text:p>
          </table:table-cell>
          <table:table-cell office:value-type="string" table:style-name="ce1">
            <text:p><text:s/>https://www.healthline.com/health/rheumatoid-arthritis/ultimate-guide-herbs-vitamins-supplements</text:p>
          </table:table-cell>
          <table:table-cell office:value-type="float" office:value="195" table:style-name="ce1">
            <text:p>195</text:p>
          </table:table-cell>
          <table:table-cell table:number-columns-repeated="1637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<text:s/>adrenal extract for rhematoid arthritis</text:p>
          </table:table-cell>
          <table:table-cell office:value-type="float" office:value="308" table:style-name="ce1">
            <text:p>308</text:p>
          </table:table-cell>
          <table:table-cell office:value-type="float" office:value="23" table:style-name="ce3">
            <text:p>23</text:p>
          </table:table-cell>
          <table:table-cell office:value-type="string" table:style-name="ce1">
            <text:p><text:s/>https://www.healthline.com/health/rheumatoid-arthritis/ultimate-guide-herbs-vitamins-supplements</text:p>
          </table:table-cell>
          <table:table-cell office:value-type="float" office:value="195" table:style-name="ce1">
            <text:p>195</text:p>
          </table:table-cell>
          <table:table-cell table:number-columns-repeated="16378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<text:s/>agar for birt hogg dube syndrome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3">
            <text:p>27</text:p>
          </table:table-cell>
          <table:table-cell office:value-type="string" table:style-name="ce1">
            <text:p><text:s/>https://www.bhdsyndrome.org/topics/bhd-research-blog/page/16/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<text:s/>agar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27" table:style-name="ce3">
            <text:p>27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<text:s/>agar for follicular thyroid cancer</text:p>
          </table:table-cell>
          <table:table-cell office:value-type="float" office:value="127" table:style-name="ce1">
            <text:p>127</text:p>
          </table:table-cell>
          <table:table-cell office:value-type="float" office:value="27" table:style-name="ce3">
            <text:p>27</text:p>
          </table:table-cell>
          <table:table-cell office:value-type="string" table:style-name="ce1">
            <text:p><text:s/>https://www.thyca.org/pap-fol/lowiodinediet/</text:p>
          </table:table-cell>
          <table:table-cell office:value-type="float" office:value="318" table:style-name="ce1">
            <text:p>318</text:p>
          </table:table-cell>
          <table:table-cell table:number-columns-repeated="1637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<text:s/>agar for gastritis</text:p>
          </table:table-cell>
          <table:table-cell office:value-type="float" office:value="132" table:style-name="ce1">
            <text:p>132</text:p>
          </table:table-cell>
          <table:table-cell office:value-type="float" office:value="27" table:style-name="ce3">
            <text:p>27</text:p>
          </table:table-cell>
          <table:table-cell office:value-type="string" table:style-name="ce1">
            <text:p><text:s/>https://www.ncbi.nlm.nih.gov/pmc/articles/PMC3925854/</text:p>
          </table:table-cell>
          <table:table-cell office:value-type="float" office:value="215" table:style-name="ce1">
            <text:p>215</text:p>
          </table:table-cell>
          <table:table-cell table:number-columns-repeated="1637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<text:s/>agar for gastritis</text:p>
          </table:table-cell>
          <table:table-cell office:value-type="float" office:value="132" table:style-name="ce1">
            <text:p>132</text:p>
          </table:table-cell>
          <table:table-cell office:value-type="float" office:value="27" table:style-name="ce3">
            <text:p>27</text:p>
          </table:table-cell>
          <table:table-cell office:value-type="string" table:style-name="ce1">
            <text:p><text:s/>https://www.ncbi.nlm.nih.gov/pmc/articles/PMC3925854/</text:p>
          </table:table-cell>
          <table:table-cell office:value-type="float" office:value="215" table:style-name="ce1">
            <text:p>215</text:p>
          </table:table-cell>
          <table:table-cell table:number-columns-repeated="16378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<text:s/>agar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27" table:style-name="ce3">
            <text:p>27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<text:s/>agar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27" table:style-name="ce3">
            <text:p>27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<text:s/>agar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27" table:style-name="ce3">
            <text:p>27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<text:s/>agar for wilms' tumor<text:s/></text:p>
          </table:table-cell>
          <table:table-cell office:value-type="float" office:value="359" table:style-name="ce1">
            <text:p>359</text:p>
          </table:table-cell>
          <table:table-cell office:value-type="float" office:value="27" table:style-name="ce3">
            <text:p>27</text:p>
          </table:table-cell>
          <table:table-cell office:value-type="string" table:style-name="ce1">
            <text:p><text:s/>https://link.springer.com/article/10.1007/s00467-013-2501-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<text:s/>agave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3">
            <text:p>29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<text:s/>agave for gout</text:p>
          </table:table-cell>
          <table:table-cell office:value-type="float" office:value="143" table:style-name="ce1">
            <text:p>143</text:p>
          </table:table-cell>
          <table:table-cell office:value-type="float" office:value="29" table:style-name="ce3">
            <text:p>29</text:p>
          </table:table-cell>
          <table:table-cell office:value-type="string" table:style-name="ce1">
            <text:p><text:s/>https://www.healthline.com/nutrition/best-diet-for-gout</text:p>
          </table:table-cell>
          <table:table-cell office:value-type="float" office:value="166" table:style-name="ce1">
            <text:p>166</text:p>
          </table:table-cell>
          <table:table-cell table:number-columns-repeated="1637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<text:s/>agave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29" table:style-name="ce3">
            <text:p>29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<text:s/>agav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29" table:style-name="ce3">
            <text:p>29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<text:s/>agav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29" table:style-name="ce3">
            <text:p>29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<text:s/>agrimony for carpal tunnel syndrome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<text:s/>https://www.realnatural.org/natural-remedies-carpal-tunnel-syndrome/</text:p>
          </table:table-cell>
          <table:table-cell office:value-type="float" office:value="105" table:style-name="ce1">
            <text:p>105</text:p>
          </table:table-cell>
          <table:table-cell table:number-columns-repeated="16378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<text:s/>agrimony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<text:s/>agrimony for cyclic vomiting syndrome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<text:s/>http://www.natural-homeremedies.com/5-herbal-remedies-for-cyclic-vomiting-syndrome/</text:p>
          </table:table-cell>
          <table:table-cell office:value-type="float" office:value="54" table:style-name="ce1">
            <text:p>54</text:p>
          </table:table-cell>
          <table:table-cell table:number-columns-repeated="16378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<text:s/>agrimony for diarrhea</text:p>
          </table:table-cell>
          <table:table-cell office:value-type="float" office:value="103" table:style-name="ce1">
            <text:p>103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<text:s/>https://www.stlukes-stl.com/health-content/medicine/33/000050.htm</text:p>
          </table:table-cell>
          <table:table-cell office:value-type="float" office:value="122" table:style-name="ce1">
            <text:p>122</text:p>
          </table:table-cell>
          <table:table-cell table:number-columns-repeated="16378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<text:s/>agrimony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<text:s/>agrimony for multiple sclerosis</text:p>
          </table:table-cell>
          <table:table-cell office:value-type="float" office:value="229" table:style-name="ce1">
            <text:p>229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<text:s/>https://www.healthline.com/health/multiple-sclerosis/going-herbal-vitamins-and-supplements-for-multiple-sclerosis</text:p>
          </table:table-cell>
          <table:table-cell office:value-type="float" office:value="216" table:style-name="ce1">
            <text:p>216</text:p>
          </table:table-cell>
          <table:table-cell table:number-columns-repeated="16378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<text:s/>agrimony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<text:s/>agrimony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<text:s/>ahcc for anal cancer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3">
            <text:p>32</text:p>
          </table:table-cell>
          <table:table-cell office:value-type="string" table:style-name="ce1">
            <text:p><text:s/>http://ahcchpv.com/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<text:s/>ahcc for barrett's esophagus</text:p>
          </table:table-cell>
          <table:table-cell office:value-type="float" office:value="55" table:style-name="ce1">
            <text:p>55</text:p>
          </table:table-cell>
          <table:table-cell office:value-type="float" office:value="32" table:style-name="ce3">
            <text:p>32</text:p>
          </table:table-cell>
          <table:table-cell office:value-type="string" table:style-name="ce1">
            <text:p><text:s/>https://earthclinic.com/ailments/barretts-esophagus-remedies/</text:p>
          </table:table-cell>
          <table:table-cell office:value-type="float" office:value="678" table:style-name="ce1">
            <text:p>678</text:p>
          </table:table-cell>
          <table:table-cell table:number-columns-repeated="1637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<text:s/>ahcc for barrett's esophagus</text:p>
          </table:table-cell>
          <table:table-cell office:value-type="float" office:value="55" table:style-name="ce1">
            <text:p>55</text:p>
          </table:table-cell>
          <table:table-cell office:value-type="float" office:value="32" table:style-name="ce3">
            <text:p>32</text:p>
          </table:table-cell>
          <table:table-cell office:value-type="string" table:style-name="ce1">
            <text:p><text:s/>https://earthclinic.com/ailments/barretts-esophagus-remedies/</text:p>
          </table:table-cell>
          <table:table-cell office:value-type="float" office:value="678" table:style-name="ce1">
            <text:p>678</text:p>
          </table:table-cell>
          <table:table-cell table:number-columns-repeated="1637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<text:s/>ahcc for cervical cancer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3">
            <text:p>32</text:p>
          </table:table-cell>
          <table:table-cell office:value-type="string" table:style-name="ce1">
            <text:p><text:s/>http://ahcchpv.com/vitamins-regimen-cervical-dysplasia-treatment/</text:p>
          </table:table-cell>
          <table:table-cell office:value-type="float" office:value="102" table:style-name="ce1">
            <text:p>102</text:p>
          </table:table-cell>
          <table:table-cell table:number-columns-repeated="1637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<text:s/>ahcc for leukemia - chronic lymphocytic - cll</text:p>
          </table:table-cell>
          <table:table-cell office:value-type="float" office:value="192" table:style-name="ce1">
            <text:p>192</text:p>
          </table:table-cell>
          <table:table-cell office:value-type="float" office:value="32" table:style-name="ce3">
            <text:p>32</text:p>
          </table:table-cell>
          <table:table-cell office:value-type="string" table:style-name="ce1">
            <text:p><text:s/>https://duckduckgo.com/?q=best+Supplements+for+leukemia+-+chronic+lymphocytic+-+cll+research&amp;ia=web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<text:s/>ahcc for multiple myeloma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3">
            <text:p>32</text:p>
          </table:table-cell>
          <table:table-cell office:value-type="string" table:style-name="ce1">
            <text:p><text:s/>https://www.cancertutor.com/multiple-myeloma/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<text:s/>ahcc for osteosarcoma</text:p>
          </table:table-cell>
          <table:table-cell office:value-type="float" office:value="248" table:style-name="ce1">
            <text:p>248</text:p>
          </table:table-cell>
          <table:table-cell office:value-type="float" office:value="32" table:style-name="ce3">
            <text:p>32</text:p>
          </table:table-cell>
          <table:table-cell office:value-type="string" table:style-name="ce1">
            <text:p><text:s/>http://nikkisstory.com/canine-osteosarcoma-treatment#axzz5ohLu5mx9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<text:s/>ahcc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32" table:style-name="ce3">
            <text:p>32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<text:s/>ahcc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32" table:style-name="ce3">
            <text:p>32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<text:s/>ahcc for sarcoma</text:p>
          </table:table-cell>
          <table:table-cell office:value-type="float" office:value="314" table:style-name="ce1">
            <text:p>314</text:p>
          </table:table-cell>
          <table:table-cell office:value-type="float" office:value="32" table:style-name="ce3">
            <text:p>32</text:p>
          </table:table-cell>
          <table:table-cell office:value-type="string" table:style-name="ce2">
            <text:p><text:a xlink:href="https://www.cancercompass.com/message-board/message/all,21307,0.htm">https://www.cancercompass.com/message-board/message/all,21307,0.htm</text:a>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<text:s/>ahcc for sarcoma - kaposi</text:p>
          </table:table-cell>
          <table:table-cell office:value-type="float" office:value="315" table:style-name="ce1">
            <text:p>315</text:p>
          </table:table-cell>
          <table:table-cell office:value-type="float" office:value="32" table:style-name="ce3">
            <text:p>32</text:p>
          </table:table-cell>
          <table:table-cell office:value-type="string" table:style-name="ce2">
            <text:p><text:a xlink:href="https://www.cancercompass.com/message-board/message/all,21307,0.htm">https://www.cancercompass.com/message-board/message/all,21307,0.htm</text:a>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<text:s/>alanine for acromegaly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s://www.dovepress.com/pasireotide-a-novel-treatment-for-patients-with-acromegaly-peer-reviewed-fulltext-article-DDDT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<text:s/>alanine for anti-n-methyl-d-aspartate receptor encephalitis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s://nnjournal.net/article/view/69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<text:s/>alanine for autoimmune pancreatitis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s://beatingpancreatitis.com/pancreatitis-supplements-for-pancreas-healing/</text:p>
          </table:table-cell>
          <table:table-cell office:value-type="float" office:value="1880" table:style-name="ce1">
            <text:p>1880</text:p>
          </table:table-cell>
          <table:table-cell table:number-columns-repeated="1637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<text:s/>alanine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<text:s/>alanine for epidermolysis bullosa acquisita</text:p>
          </table:table-cell>
          <table:table-cell office:value-type="float" office:value="119" table:style-name="ce1">
            <text:p>119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s://www.researchgate.net/publication/242016344_Metabolite_analysis_distinguishes_between_mice_with_epidermolysis_bullosa_acquisita_and_healthy_mice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<text:s/>alanine for growth disorders</text:p>
          </table:table-cell>
          <table:table-cell office:value-type="float" office:value="147" table:style-name="ce1">
            <text:p>147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s://www.healthline.com/nutrition/supplements-for-muscle-gain</text:p>
          </table:table-cell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<text:s/>alanine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<text:s/>alanine for pancreatitis</text:p>
          </table:table-cell>
          <table:table-cell office:value-type="float" office:value="254" table:style-name="ce1">
            <text:p>254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s://beatingpancreatitis.com/pancreatitis-supplements-for-pancreas-healing/</text:p>
          </table:table-cell>
          <table:table-cell office:value-type="float" office:value="1880" table:style-name="ce1">
            <text:p>1880</text:p>
          </table:table-cell>
          <table:table-cell table:number-columns-repeated="1637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<text:s/>alanine for primary biliary cirrhosis</text:p>
          </table:table-cell>
          <table:table-cell office:value-type="float" office:value="286" table:style-name="ce1">
            <text:p>286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s://www.ncbi.nlm.nih.gov/pmc/articles/PMC5124714/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<text:s/>alanine for prostate cancer</text:p>
          </table:table-cell>
          <table:table-cell office:value-type="float" office:value="291" table:style-name="ce1">
            <text:p>291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s://www.cancer.gov/about-cancer/treatment/cam/hp/prostate-supplements-pdq</text:p>
          </table:table-cell>
          <table:table-cell office:value-type="float" office:value="1543" table:style-name="ce1">
            <text:p>1543</text:p>
          </table:table-cell>
          <table:table-cell table:number-columns-repeated="1637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<text:s/>alanin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<text:s/>alanin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<text:s/>alanine for schizophrenia</text:p>
          </table:table-cell>
          <table:table-cell office:value-type="float" office:value="316" table:style-name="ce1">
            <text:p>316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://www.schizophrenia.com/treatments.php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<text:s/>alanine for small intestine cancer</text:p>
          </table:table-cell>
          <table:table-cell office:value-type="float" office:value="323" table:style-name="ce1">
            <text:p>323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s://www.mskcc.org/cancer-care/integrative-medicine/herbs/turmeric</text:p>
          </table:table-cell>
          <table:table-cell office:value-type="float" office:value="183" table:style-name="ce1">
            <text:p>183</text:p>
          </table:table-cell>
          <table:table-cell table:number-columns-repeated="1637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<text:s/>alanine for type 2 diabetes</text:p>
          </table:table-cell>
          <table:table-cell office:value-type="float" office:value="346" table:style-name="ce1">
            <text:p>346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<text:s/>https://www.ncbi.nlm.nih.gov/pmc/articles/PMC2410097/</text:p>
          </table:table-cell>
          <table:table-cell office:value-type="float" office:value="129" table:style-name="ce1">
            <text:p>129</text:p>
          </table:table-cell>
          <table:table-cell table:number-columns-repeated="1637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<text:s/>alexander technique for back pain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daocloud.com/back-pain/holistic-therapies-for-back-pain</text:p>
          </table:table-cell>
          <table:table-cell office:value-type="float" office:value="88" table:style-name="ce1">
            <text:p>88</text:p>
          </table:table-cell>
          <table:table-cell table:number-columns-repeated="1637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<text:s/>alexander technique for cardiovascular disease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ncbi.nlm.nih.gov/pmc/articles/PMC3654705/</text:p>
          </table:table-cell>
          <table:table-cell office:value-type="float" office:value="239" table:style-name="ce1">
            <text:p>239</text:p>
          </table:table-cell>
          <table:table-cell table:number-columns-repeated="16378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<text:s/>alexander technique for carditis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hindawi.com/journals/ecam/2013/672097/</text:p>
          </table:table-cell>
          <table:table-cell office:value-type="float" office:value="203" table:style-name="ce1">
            <text:p>203</text:p>
          </table:table-cell>
          <table:table-cell table:number-columns-repeated="1637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<text:s/>alexander technique for coronary artery disease</text:p>
          </table:table-cell>
          <table:table-cell office:value-type="float" office:value="89" table:style-name="ce1">
            <text:p>89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ncbi.nlm.nih.gov/pmc/articles/PMC3654705/</text:p>
          </table:table-cell>
          <table:table-cell office:value-type="float" office:value="245" table:style-name="ce1">
            <text:p>245</text:p>
          </table:table-cell>
          <table:table-cell table:number-columns-repeated="16378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<text:s/>alexander technique for cushing's syndrome</text:p>
          </table:table-cell>
          <table:table-cell office:value-type="float" office:value="94" table:style-name="ce1">
            <text:p>94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://cushings-help.com/treatments-altermative.htm</text:p>
          </table:table-cell>
          <table:table-cell office:value-type="float" office:value="112" table:style-name="ce1">
            <text:p>112</text:p>
          </table:table-cell>
          <table:table-cell table:number-columns-repeated="1637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<text:s/>alexander technique for pituitary disorders</text:p>
          </table:table-cell>
          <table:table-cell office:value-type="float" office:value="271" table:style-name="ce1">
            <text:p>271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ncbi.nlm.nih.gov/pmc/articles/PMC4177524/</text:p>
          </table:table-cell>
          <table:table-cell office:value-type="float" office:value="239" table:style-name="ce1">
            <text:p>239</text:p>
          </table:table-cell>
          <table:table-cell table:number-columns-repeated="1637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<text:s/>alexander technique for postmyocardial infarction syndrome</text:p>
          </table:table-cell>
          <table:table-cell office:value-type="float" office:value="282" table:style-name="ce1">
            <text:p>282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hindawi.com/journals/ecam/2013/672097/</text:p>
          </table:table-cell>
          <table:table-cell office:value-type="float" office:value="203" table:style-name="ce1">
            <text:p>203</text:p>
          </table:table-cell>
          <table:table-cell table:number-columns-repeated="1637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<text:s/>alexander technique for psoriasis</text:p>
          </table:table-cell>
          <table:table-cell office:value-type="float" office:value="292" table:style-name="ce1">
            <text:p>292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edzardernst.com/2018/09/alternative-therapies-for-psoriasis-a-poor-review-in-a-top-journal/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<text:s/>alexander technique for ptsd</text:p>
          </table:table-cell>
          <table:table-cell office:value-type="float" office:value="295" table:style-name="ce1">
            <text:p>295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ncbi.nlm.nih.gov/pmc/articles/PMC4177524/</text:p>
          </table:table-cell>
          <table:table-cell office:value-type="float" office:value="243" table:style-name="ce1">
            <text:p>243</text:p>
          </table:table-cell>
          <table:table-cell table:number-columns-repeated="16378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<text:s/>alexander technique for repetitive strain injury</text:p>
          </table:table-cell>
          <table:table-cell office:value-type="float" office:value="304" table:style-name="ce1">
            <text:p>304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naturalhealthnews.uk/article/qa-repetitive-strain-injury/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<text:s/>alexander technique for retroperitoneal fibrosis</text:p>
          </table:table-cell>
          <table:table-cell office:value-type="float" office:value="307" table:style-name="ce1">
            <text:p>307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betterhealth.vic.gov.au/health/conditionsandtreatments/retroperitoneal-fibrosis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<text:s/>alexander technique for stress response syndromes</text:p>
          </table:table-cell>
          <table:table-cell office:value-type="float" office:value="326" table:style-name="ce1">
            <text:p>326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ncbi.nlm.nih.gov/pmc/articles/PMC4177524/</text:p>
          </table:table-cell>
          <table:table-cell office:value-type="float" office:value="241" table:style-name="ce1">
            <text:p>241</text:p>
          </table:table-cell>
          <table:table-cell table:number-columns-repeated="16378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<text:s/>alexander technique for vascular disease</text:p>
          </table:table-cell>
          <table:table-cell office:value-type="float" office:value="354" table:style-name="ce1">
            <text:p>354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<text:s/>https://www.ncbi.nlm.nih.gov/pmc/articles/PMC3654705/</text:p>
          </table:table-cell>
          <table:table-cell office:value-type="float" office:value="239" table:style-name="ce1">
            <text:p>239</text:p>
          </table:table-cell>
          <table:table-cell table:number-columns-repeated="16378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<text:s/>alfalfa for adiposis dolorosa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://naturecures.co.uk/dercumsdisease.htm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<text:s/>alfalfa for adiposis dolorosa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://naturecures.co.uk/dercumsdisease.htm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<text:s/>alfalfa for adult-onset still's disease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www.organicfacts.net/home-remedies/adult-stills-disease.html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<text:s/>alfalfa for angina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www.rightdiagnosis.com/a/angina/alternative.htm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<text:s/>alfalfa for autoimmune retinopathy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www.lupusuk.org.uk/medical/gp-guide/treatment-of-lupus/complementary-medicine/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<text:s/>alfalfa for autoimmune thrombocytopenic purpura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earthclinic.com/ailments/itp/</text:p>
          </table:table-cell>
          <table:table-cell office:value-type="float" office:value="115" table:style-name="ce1">
            <text:p>115</text:p>
          </table:table-cell>
          <table:table-cell table:number-columns-repeated="16378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<text:s/>alfalfa for carpal tunnel syndrome</text:p>
          </table:table-cell>
          <table:table-cell office:value-type="float" office:value="75" table:style-name="ce1">
            <text:p>75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www.realnatural.org/natural-remedies-carpal-tunnel-syndrome/</text:p>
          </table:table-cell>
          <table:table-cell office:value-type="float" office:value="105" table:style-name="ce1">
            <text:p>105</text:p>
          </table:table-cell>
          <table:table-cell table:number-columns-repeated="16378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<text:s/>alfalfa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<text:s/>alfalfa for discoid lupus erythematosus</text:p>
          </table:table-cell>
          <table:table-cell office:value-type="float" office:value="105" table:style-name="ce1">
            <text:p>105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://raysahelian.com/lupus.html</text:p>
          </table:table-cell>
          <table:table-cell office:value-type="float" office:value="123" table:style-name="ce1">
            <text:p>123</text:p>
          </table:table-cell>
          <table:table-cell table:number-columns-repeated="16378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<text:s/>alfalfa for discoid lupus erythematosus</text:p>
          </table:table-cell>
          <table:table-cell office:value-type="float" office:value="105" table:style-name="ce1">
            <text:p>105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chiro.org/nutrition/ABSTRACTS/Natural_Medicine_and_Lupus.shtml</text:p>
          </table:table-cell>
          <table:table-cell office:value-type="float" office:value="197" table:style-name="ce1">
            <text:p>197</text:p>
          </table:table-cell>
          <table:table-cell table:number-columns-repeated="16378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<text:s/>alfalfa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<text:s/>alfalfa for lupus nephritis</text:p>
          </table:table-cell>
          <table:table-cell office:value-type="float" office:value="205" table:style-name="ce1">
            <text:p>205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duckduckgo.com/?q=Research+in+Food%20and%20Drinks+for+lupus%20nephritis&amp;ia=web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<text:s/>alfalfa for lupus vasculitis</text:p>
          </table:table-cell>
          <table:table-cell office:value-type="float" office:value="206" table:style-name="ce1">
            <text:p>206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duckduckgo.com/?q=Research+in+Food%20and%20Drinks+for+lupus%20vasculitis&amp;ia=web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<text:s/>alfalfa for mooren's ulcer</text:p>
          </table:table-cell>
          <table:table-cell office:value-type="float" office:value="225" table:style-name="ce1">
            <text:p>225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www.doctorshealthpress.com/food-and-nutrition-articles/diet-for-gastritis/</text:p>
          </table:table-cell>
          <table:table-cell office:value-type="float" office:value="198" table:style-name="ce1">
            <text:p>198</text:p>
          </table:table-cell>
          <table:table-cell table:number-columns-repeated="16378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<text:s/>alfalfa for osteosarcoma</text:p>
          </table:table-cell>
          <table:table-cell office:value-type="float" office:value="248" table:style-name="ce1">
            <text:p>248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nutrition.tripawds.com/2009/12/10/jerrys-canine-cancer-diet-and-supplements/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<text:s/>alfalfa for penile cancer</text:p>
          </table:table-cell>
          <table:table-cell office:value-type="float" office:value="264" table:style-name="ce1">
            <text:p>264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www.cancersupportcommunity.org/diet-nutrition-during-cancer-treatment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<text:s/>alfalfa for pituitary disorders</text:p>
          </table:table-cell>
          <table:table-cell office:value-type="float" office:value="271" table:style-name="ce1">
            <text:p>271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://www.infobarrel.com/Supplements_for_the_Pituitary_Gland</text:p>
          </table:table-cell>
          <table:table-cell office:value-type="float" office:value="127" table:style-name="ce1">
            <text:p>127</text:p>
          </table:table-cell>
          <table:table-cell table:number-columns-repeated="16378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<text:s/>alfalfa for repetitive strain injury</text:p>
          </table:table-cell>
          <table:table-cell office:value-type="float" office:value="304" table:style-name="ce1">
            <text:p>304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www.naturalhealthnews.uk/article/qa-repetitive-strain-injury/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<text:s/>alfalfa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<text:s/>alfalfa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<text:s/>alfalfa for rheumatoid arthritis</text:p>
          </table:table-cell>
          <table:table-cell office:value-type="float" office:value="310" table:style-name="ce1">
            <text:p>310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www.arthritis-relief-naturally.com/rheumatoid-arthritis-research.html</text:p>
          </table:table-cell>
          <table:table-cell office:value-type="float" office:value="249" table:style-name="ce1">
            <text:p>249</text:p>
          </table:table-cell>
          <table:table-cell table:number-columns-repeated="16378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<text:s/>alfalfa for systemic lupus erythematosus</text:p>
          </table:table-cell>
          <table:table-cell office:value-type="float" office:value="331" table:style-name="ce1">
            <text:p>331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www.lupusuk.org.uk/medical/gp-guide/treatment-of-lupus/complementary-medicine/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<text:s/>alfalfa for systemic lupus erythematosus (sle)</text:p>
          </table:table-cell>
          <table:table-cell office:value-type="float" office:value="332" table:style-name="ce1">
            <text:p>332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s://preventivehealthadvisor.com/systemic-lupus-erythematosus/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<text:s/>alfalfa for transverse myelitis</text:p>
          </table:table-cell>
          <table:table-cell office:value-type="float" office:value="343" table:style-name="ce1">
            <text:p>343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<text:s/>http://drnissani.net/MNISSANI/SE/RossiTM.htm</text:p>
          </table:table-cell>
          <table:table-cell office:value-type="float" office:value="803" table:style-name="ce1">
            <text:p>803</text:p>
          </table:table-cell>
          <table:table-cell table:number-columns-repeated="16378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<text:s/>alfalfa seeds for autoimmune retinopathy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3">
            <text:p>43</text:p>
          </table:table-cell>
          <table:table-cell office:value-type="string" table:style-name="ce1">
            <text:p><text:s/>https://www.lupusuk.org.uk/medical/gp-guide/treatment-of-lupus/complementary-medicine/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<text:s/>alfalfa seeds for discoid lupus erythematosus</text:p>
          </table:table-cell>
          <table:table-cell office:value-type="float" office:value="105" table:style-name="ce1">
            <text:p>105</text:p>
          </table:table-cell>
          <table:table-cell office:value-type="float" office:value="43" table:style-name="ce3">
            <text:p>43</text:p>
          </table:table-cell>
          <table:table-cell office:value-type="string" table:style-name="ce1">
            <text:p><text:s/>https://chiro.org/nutrition/ABSTRACTS/Natural_Medicine_and_Lupus.shtml</text:p>
          </table:table-cell>
          <table:table-cell office:value-type="float" office:value="197" table:style-name="ce1">
            <text:p>197</text:p>
          </table:table-cell>
          <table:table-cell table:number-columns-repeated="16378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<text:s/>alfalfa seeds for systemic lupus erythematosus</text:p>
          </table:table-cell>
          <table:table-cell office:value-type="float" office:value="331" table:style-name="ce1">
            <text:p>331</text:p>
          </table:table-cell>
          <table:table-cell office:value-type="float" office:value="43" table:style-name="ce3">
            <text:p>43</text:p>
          </table:table-cell>
          <table:table-cell office:value-type="string" table:style-name="ce1">
            <text:p><text:s/>https://www.lupusuk.org.uk/medical/gp-guide/treatment-of-lupus/complementary-medicine/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<text:s/>alfalfa seeds for systemic lupus erythematosus (sle)</text:p>
          </table:table-cell>
          <table:table-cell office:value-type="float" office:value="332" table:style-name="ce1">
            <text:p>332</text:p>
          </table:table-cell>
          <table:table-cell office:value-type="float" office:value="43" table:style-name="ce3">
            <text:p>43</text:p>
          </table:table-cell>
          <table:table-cell office:value-type="string" table:style-name="ce1">
            <text:p><text:s/>https://preventivehealthadvisor.com/systemic-lupus-erythematosus/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<text:s/>aloe for abdominal adhesions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healthfully.com/1011994-alternative-medicine-ibs.html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<text:s/>aloe for acid reflux (ger &amp; gerd)<text:s/>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raxe.com/acid-reflux-diet/</text:p>
          </table:table-cell>
          <table:table-cell office:value-type="float" office:value="155" table:style-name="ce1">
            <text:p>155</text:p>
          </table:table-cell>
          <table:table-cell table:number-columns-repeated="16378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<text:s/>aloe for acute motor axonal neuropathy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raxe.com/guillain-barre-syndrome/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<text:s/>aloe for adult-onset still's disease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organicfacts.net/home-remedies/adult-stills-disease.html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<text:s/>aloe for alopecia areata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raxe.com/vitamins-for-hair-growth/</text:p>
          </table:table-cell>
          <table:table-cell office:value-type="float" office:value="161" table:style-name="ce1">
            <text:p>161</text:p>
          </table:table-cell>
          <table:table-cell table:number-columns-repeated="16378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<text:s/>aloe for anatomic problems of the lower gi tract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www.thehealersjournal.com/2013/06/24/5-powerful-herbs-and-foods-for-healing-your-digestive-tract/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<text:s/>aloe for appendicitis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top10homeremedies.com/home-remedies/home-remedies-for-appendicitis.html</text:p>
          </table:table-cell>
          <table:table-cell office:value-type="float" office:value="116" table:style-name="ce1">
            <text:p>116</text:p>
          </table:table-cell>
          <table:table-cell table:number-columns-repeated="16378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<text:s/>aloe for autoimmune hemolytic anemia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dogfoodadvisor.com/forums/topic/hemolytic-anemia/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<text:s/>aloe for autoimmune hemolytic anemia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dogfoodadvisor.com/forums/topic/hemolytic-anemia/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<text:s/>aloe for autoimmune lymphoproliferative syndrome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holisticthyroidcare.net/irritable-bowel-syndrome-ibs/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<text:s/>aloe for autoimmune pancreatitis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beatingpancreatitis.com/pancreatitis-supplements-for-pancreas-healing/</text:p>
          </table:table-cell>
          <table:table-cell office:value-type="float" office:value="1880" table:style-name="ce1">
            <text:p>1880</text:p>
          </table:table-cell>
          <table:table-cell table:number-columns-repeated="16378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<text:s/>aloe for autoimmune thrombocytopenic purpura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earthclinic.com/ailments/itp/</text:p>
          </table:table-cell>
          <table:table-cell office:value-type="float" office:value="115" table:style-name="ce1">
            <text:p>115</text:p>
          </table:table-cell>
          <table:table-cell table:number-columns-repeated="16378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<text:s/>aloe for autoimmune thyroiditis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restartmed.com/best-supplements-hashimotos/</text:p>
          </table:table-cell>
          <table:table-cell office:value-type="float" office:value="232" table:style-name="ce1">
            <text:p>232</text:p>
          </table:table-cell>
          <table:table-cell table:number-columns-repeated="16378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<text:s/>aloe for autoimmune urticaria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blog.invitehealth.com/endless-itch-dealing-chronic-hives/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<text:s/>aloe for balo concentric sclerosis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curezone.org/forums/fm.asp?i=2316215</text:p>
          </table:table-cell>
          <table:table-cell office:value-type="float" office:value="81" table:style-name="ce1">
            <text:p>81</text:p>
          </table:table-cell>
          <table:table-cell table:number-columns-repeated="16378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<text:s/>aloe for barrett's esophagus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earthclinic.com/ailments/barretts-esophagus-remedies/</text:p>
          </table:table-cell>
          <table:table-cell office:value-type="float" office:value="678" table:style-name="ce1">
            <text:p>678</text:p>
          </table:table-cell>
          <table:table-cell table:number-columns-repeated="16378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<text:s/>aloe for barrett's esophagus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earthclinic.com/ailments/barretts-esophagus-remedies/</text:p>
          </table:table-cell>
          <table:table-cell office:value-type="float" office:value="678" table:style-name="ce1">
            <text:p>678</text:p>
          </table:table-cell>
          <table:table-cell table:number-columns-repeated="16378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<text:s/>aloe for basal cell carcinoma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earthclinic.com/ailments/basal-cell-carcinoma-natural-remedies/</text:p>
          </table:table-cell>
          <table:table-cell office:value-type="float" office:value="129" table:style-name="ce1">
            <text:p>129</text:p>
          </table:table-cell>
          <table:table-cell table:number-columns-repeated="16378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<text:s/>aloe for celiac disease</text:p>
          </table:table-cell>
          <table:table-cell office:value-type="float" office:value="76" table:style-name="ce1">
            <text:p>76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healthwyze.org/reports/148-curing-celiac-disease-using-holistic-naturopathic-techniques</text:p>
          </table:table-cell>
          <table:table-cell office:value-type="float" office:value="149" table:style-name="ce1">
            <text:p>149</text:p>
          </table:table-cell>
          <table:table-cell table:number-columns-repeated="16378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<text:s/>aloe for celiac disease</text:p>
          </table:table-cell>
          <table:table-cell office:value-type="float" office:value="76" table:style-name="ce1">
            <text:p>76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healthwyze.org/reports/148-curing-celiac-disease-using-holistic-naturopathic-techniques</text:p>
          </table:table-cell>
          <table:table-cell office:value-type="float" office:value="149" table:style-name="ce1">
            <text:p>149</text:p>
          </table:table-cell>
          <table:table-cell table:number-columns-repeated="16378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<text:s/>aloe for chronic fatigue syndrome</text:p>
          </table:table-cell>
          <table:table-cell office:value-type="float" office:value="79" table:style-name="ce1">
            <text:p>7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3201900/</text:p>
          </table:table-cell>
          <table:table-cell office:value-type="float" office:value="120" table:style-name="ce1">
            <text:p>120</text:p>
          </table:table-cell>
          <table:table-cell table:number-columns-repeated="16378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<text:s/>aloe for chronic inflammatory demyelinating polyneuropathy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livestrong.com/article/556834-the-best-diet-for-cidp/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<text:s/>aloe for chronic inflammatory demyelinating polyneuropathy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livestrong.com/article/556834-the-best-diet-for-cidp/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<text:s/>aloe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<text:s/>aloe for constipation</text:p>
          </table:table-cell>
          <table:table-cell office:value-type="float" office:value="88" table:style-name="ce1">
            <text:p>88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4433664/</text:p>
          </table:table-cell>
          <table:table-cell office:value-type="float" office:value="221" table:style-name="ce1">
            <text:p>221</text:p>
          </table:table-cell>
          <table:table-cell table:number-columns-repeated="16378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<text:s/>aloe for crohn's disease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ampfloracel.com/blog/crohns-disease-symptoms-causes-relief/</text:p>
          </table:table-cell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<text:s/>aloe for crohn's disease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ampfloracel.com/blog/crohns-disease-symptoms-causes-relief/</text:p>
          </table:table-cell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<text:s/>aloe for dermatitis herpetiformis</text:p>
          </table:table-cell>
          <table:table-cell office:value-type="float" office:value="99" table:style-name="ce1">
            <text:p>9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celiac.com/forums/topic/72508-natural-remedies-for-dh/</text:p>
          </table:table-cell>
          <table:table-cell office:value-type="float" office:value="72" table:style-name="ce1">
            <text:p>72</text:p>
          </table:table-cell>
          <table:table-cell table:number-columns-repeated="16378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<text:s/>aloe for dermatitis herpetiformis</text:p>
          </table:table-cell>
          <table:table-cell office:value-type="float" office:value="99" table:style-name="ce1">
            <text:p>9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celiac.com/forums/topic/72508-natural-remedies-for-dh/</text:p>
          </table:table-cell>
          <table:table-cell office:value-type="float" office:value="72" table:style-name="ce1">
            <text:p>72</text:p>
          </table:table-cell>
          <table:table-cell table:number-columns-repeated="16378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<text:s/>aloe for diabetes</text:p>
          </table:table-cell>
          <table:table-cell office:value-type="float" office:value="101" table:style-name="ce1">
            <text:p>101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medicalnewstoday.com/articles/317051.php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<text:s/>aloe for diverticulitis</text:p>
          </table:table-cell>
          <table:table-cell office:value-type="float" office:value="107" table:style-name="ce1">
            <text:p>10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listentoyourgut.com/symptoms/7/diverticulitis.html</text:p>
          </table:table-cell>
          <table:table-cell office:value-type="float" office:value="95" table:style-name="ce1">
            <text:p>95</text:p>
          </table:table-cell>
          <table:table-cell table:number-columns-repeated="16378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<text:s/>aloe for diverticulosis<text:s/></text:p>
          </table:table-cell>
          <table:table-cell office:value-type="float" office:value="108" table:style-name="ce1">
            <text:p>108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listentoyourgut.com/symptoms/7/diverticulitis.html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<text:s/>aloe for diverticulosis<text:s/></text:p>
          </table:table-cell>
          <table:table-cell office:value-type="float" office:value="108" table:style-name="ce1">
            <text:p>108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listentoyourgut.com/symptoms/7/diverticulitis.html</text:p>
          </table:table-cell>
          <table:table-cell office:value-type="float" office:value="92" table:style-name="ce1">
            <text:p>92</text:p>
          </table:table-cell>
          <table:table-cell table:number-columns-repeated="16378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<text:s/>aloe for ehlers-danlos syndrome (eds)</text:p>
          </table:table-cell>
          <table:table-cell office:value-type="float" office:value="112" table:style-name="ce1">
            <text:p>112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inspire.com/groups/ehlers-danlos-syndromes-and-related-disorders/discussion/best-diet-for-eds/</text:p>
          </table:table-cell>
          <table:table-cell office:value-type="float" office:value="97" table:style-name="ce1">
            <text:p>97</text:p>
          </table:table-cell>
          <table:table-cell table:number-columns-repeated="16378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<text:s/>aloe for ehlers-danlos syndrome (eds)</text:p>
          </table:table-cell>
          <table:table-cell office:value-type="float" office:value="112" table:style-name="ce1">
            <text:p>112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earthclinic.com/ailments/ehlers-danlos-syndrome/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<text:s/>aloe for ehlers-danlos syndrome (eds)</text:p>
          </table:table-cell>
          <table:table-cell office:value-type="float" office:value="112" table:style-name="ce1">
            <text:p>112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earthclinic.com/ailments/ehlers-danlos-syndrome/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<text:s/>aloe for endometrial cancer</text:p>
          </table:table-cell>
          <table:table-cell office:value-type="float" office:value="113" table:style-name="ce1">
            <text:p>113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thetruthaboutcancer.com/medicinal-mushrooms-cancer/</text:p>
          </table:table-cell>
          <table:table-cell office:value-type="float" office:value="172" table:style-name="ce1">
            <text:p>172</text:p>
          </table:table-cell>
          <table:table-cell table:number-columns-repeated="16378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<text:s/>aloe for eosinophilic esophagitis</text:p>
          </table:table-cell>
          <table:table-cell office:value-type="float" office:value="117" table:style-name="ce1">
            <text:p>11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drlisawatson.com/eosinophilic-esophagitis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<text:s/>aloe for erythema nodosum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slu.adam.com/content.aspx?productId=107&amp;pid=33&amp;gid=000154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<text:s/>aloe for erythema nodosum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slu.adam.com/content.aspx?productId=107&amp;pid=33&amp;gid=000154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<text:s/>aloe for erythema nodosum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slu.adam.com/content.aspx?productId=107&amp;pid=33&amp;gid=000154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<text:s/>aloe for gallstones</text:p>
          </table:table-cell>
          <table:table-cell office:value-type="float" office:value="129" table:style-name="ce1">
            <text:p>12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top10homeremedies.com/home-remedies/home-remedies-gallstones.html</text:p>
          </table:table-cell>
          <table:table-cell office:value-type="float" office:value="400" table:style-name="ce1">
            <text:p>400</text:p>
          </table:table-cell>
          <table:table-cell table:number-columns-repeated="16378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<text:s/>aloe for gastritis</text:p>
          </table:table-cell>
          <table:table-cell office:value-type="float" office:value="132" table:style-name="ce1">
            <text:p>132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universityhealthnews.com/daily/digestive-health/gastritis-diet-healing-the-inside-from-the-outside/</text:p>
          </table:table-cell>
          <table:table-cell office:value-type="float" office:value="438" table:style-name="ce1">
            <text:p>438</text:p>
          </table:table-cell>
          <table:table-cell table:number-columns-repeated="16378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<text:s/>aloe for gastritis</text:p>
          </table:table-cell>
          <table:table-cell office:value-type="float" office:value="132" table:style-name="ce1">
            <text:p>132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universityhealthnews.com/daily/digestive-health/gastritis-diet-healing-the-inside-from-the-outside/</text:p>
          </table:table-cell>
          <table:table-cell office:value-type="float" office:value="438" table:style-name="ce1">
            <text:p>438</text:p>
          </table:table-cell>
          <table:table-cell table:number-columns-repeated="16378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<text:s/>aloe for gestational diabetes</text:p>
          </table:table-cell>
          <table:table-cell office:value-type="float" office:value="136" table:style-name="ce1">
            <text:p>136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medicalnewstoday.com/articles/317051.php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<text:s/>aloe for gestational pemphigoid</text:p>
          </table:table-cell>
          <table:table-cell office:value-type="float" office:value="137" table:style-name="ce1">
            <text:p>13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medicalnewstoday.com/articles/317051.php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<text:s/>aloe for gi bleeding</text:p>
          </table:table-cell>
          <table:table-cell office:value-type="float" office:value="138" table:style-name="ce1">
            <text:p>138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allaboutdiabetes.net/herbal-cure-for-gastrointestinal-bleeding/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<text:s/>aloe for gi bleeding</text:p>
          </table:table-cell>
          <table:table-cell office:value-type="float" office:value="138" table:style-name="ce1">
            <text:p>138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3271691/</text:p>
          </table:table-cell>
          <table:table-cell office:value-type="float" office:value="158" table:style-name="ce1">
            <text:p>158</text:p>
          </table:table-cell>
          <table:table-cell table:number-columns-repeated="16378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<text:s/>aloe for goiters</text:p>
          </table:table-cell>
          <table:table-cell office:value-type="float" office:value="140" table:style-name="ce1">
            <text:p>14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top10homeremedies.com/home-remedies/home-remedies-goiter.html</text:p>
          </table:table-cell>
          <table:table-cell office:value-type="float" office:value="123" table:style-name="ce1">
            <text:p>123</text:p>
          </table:table-cell>
          <table:table-cell table:number-columns-repeated="16378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<text:s/>aloe for gout</text:p>
          </table:table-cell>
          <table:table-cell office:value-type="float" office:value="143" table:style-name="ce1">
            <text:p>143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bodyandbeans.com/best-foods-to-cure-uric-acid-permanently/</text:p>
          </table:table-cell>
          <table:table-cell office:value-type="float" office:value="172" table:style-name="ce1">
            <text:p>172</text:p>
          </table:table-cell>
          <table:table-cell table:number-columns-repeated="16378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<text:s/>aloe for graves' disease</text:p>
          </table:table-cell>
          <table:table-cell office:value-type="float" office:value="144" table:style-name="ce1">
            <text:p>144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restartmed.com/graves-disease-diet/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<text:s/>aloe for graves' disease</text:p>
          </table:table-cell>
          <table:table-cell office:value-type="float" office:value="144" table:style-name="ce1">
            <text:p>144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gravesdiseasecure.com/tag/alternative-treatments-for-graves-disease/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<text:s/>aloe for hashimoto thyroiditis</text:p>
          </table:table-cell>
          <table:table-cell office:value-type="float" office:value="150" table:style-name="ce1">
            <text:p>15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uckduckgo.com/?q=best+Alternative+Therapies+for+hashimoto+thyroiditis+research&amp;ia=web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<text:s/>aloe for hemorrhoids</text:p>
          </table:table-cell>
          <table:table-cell office:value-type="float" office:value="156" table:style-name="ce1">
            <text:p>156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uckduckgo.com/?q=best+Supplements+for+hemorrhoids+research&amp;ia=web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<text:s/>aloe for hemorrhoids</text:p>
          </table:table-cell>
          <table:table-cell office:value-type="float" office:value="156" table:style-name="ce1">
            <text:p>156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uckduckgo.com/?q=best+Alternative%20Therapies+for+hemorrhoids+research&amp;ia=web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<text:s/>aloe for hidradenitis suppurativa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uckduckgo.com/?q=best+Alternative%20Therapies+for+hidradenitis%20suppurativa+research&amp;ia=web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<text:s/>aloe for indigestion (dyspepsia)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healthline.com/health/gerd/beverages</text:p>
          </table:table-cell>
          <table:table-cell office:value-type="float" office:value="129" table:style-name="ce1">
            <text:p>129</text:p>
          </table:table-cell>
          <table:table-cell table:number-columns-repeated="16378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<text:s/>aloe for indigestion (dyspepsia)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raxe.com/acid-reflux-diet/</text:p>
          </table:table-cell>
          <table:table-cell office:value-type="float" office:value="155" table:style-name="ce1">
            <text:p>155</text:p>
          </table:table-cell>
          <table:table-cell table:number-columns-repeated="16378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<text:s/>aloe for inflamatory bowel disease (ibd)</text:p>
          </table:table-cell>
          <table:table-cell office:value-type="float" office:value="171" table:style-name="ce1">
            <text:p>171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4367210/</text:p>
          </table:table-cell>
          <table:table-cell office:value-type="float" office:value="180" table:style-name="ce1">
            <text:p>180</text:p>
          </table:table-cell>
          <table:table-cell table:number-columns-repeated="16378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<text:s/>aloe for inflamatory bowel disease (ibd)</text:p>
          </table:table-cell>
          <table:table-cell office:value-type="float" office:value="171" table:style-name="ce1">
            <text:p>171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4138959/</text:p>
          </table:table-cell>
          <table:table-cell office:value-type="float" office:value="247" table:style-name="ce1">
            <text:p>247</text:p>
          </table:table-cell>
          <table:table-cell table:number-columns-repeated="16378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<text:s/>aloe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<text:s/>aloe for interstitial cystitis</text:p>
          </table:table-cell>
          <table:table-cell office:value-type="float" office:value="174" table:style-name="ce1">
            <text:p>174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pelvicsanity.com/single-post/2017/06/01/The-Best-Supplements-for-Interstitial-Cystitis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<text:s/>aloe for intestinal pseudo-obstruction</text:p>
          </table:table-cell>
          <table:table-cell office:value-type="float" office:value="175" table:style-name="ce1">
            <text:p>175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uckduckgo.com/?q=best+Supplements+for+intestinal%20pseudo-obstruction+research&amp;ia=web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<text:s/>aloe for lichen planus</text:p>
          </table:table-cell>
          <table:table-cell office:value-type="float" office:value="195" table:style-name="ce1">
            <text:p>195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uckduckgo.com/?q=best+Alternative%20Therapies+for+lichen%20planus+research&amp;ia=web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<text:s/>aloe for mooren's ulcer</text:p>
          </table:table-cell>
          <table:table-cell office:value-type="float" office:value="225" table:style-name="ce1">
            <text:p>225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3495394/</text:p>
          </table:table-cell>
          <table:table-cell office:value-type="float" office:value="164" table:style-name="ce1">
            <text:p>164</text:p>
          </table:table-cell>
          <table:table-cell table:number-columns-repeated="16378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<text:s/>aloe for neuroendocrine tumor</text:p>
          </table:table-cell>
          <table:table-cell office:value-type="float" office:value="235" table:style-name="ce1">
            <text:p>235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howtocure.com/treat-neuroendocrine-tumour/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<text:s/>aloe for neuromyotonia</text:p>
          </table:table-cell>
          <table:table-cell office:value-type="float" office:value="237" table:style-name="ce1">
            <text:p>23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2687850/</text:p>
          </table:table-cell>
          <table:table-cell office:value-type="float" office:value="92" table:style-name="ce1">
            <text:p>92</text:p>
          </table:table-cell>
          <table:table-cell table:number-columns-repeated="16378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<text:s/>aloe for optic neuritis</text:p>
          </table:table-cell>
          <table:table-cell office:value-type="float" office:value="241" table:style-name="ce1">
            <text:p>241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medindia.net/homeremedies/optic-neuritis.asp</text:p>
          </table:table-cell>
          <table:table-cell office:value-type="float" office:value="128" table:style-name="ce1">
            <text:p>128</text:p>
          </table:table-cell>
          <table:table-cell table:number-columns-repeated="16378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<text:s/>aloe for pancreatitis</text:p>
          </table:table-cell>
          <table:table-cell office:value-type="float" office:value="254" table:style-name="ce1">
            <text:p>254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beatingpancreatitis.com/pancreatitis-supplements-for-pancreas-healing/</text:p>
          </table:table-cell>
          <table:table-cell office:value-type="float" office:value="1880" table:style-name="ce1">
            <text:p>1880</text:p>
          </table:table-cell>
          <table:table-cell table:number-columns-repeated="16378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<text:s/>aloe for peutz-jeghers syndrome</text:p>
          </table:table-cell>
          <table:table-cell office:value-type="float" office:value="269" table:style-name="ce1">
            <text:p>26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utritionhouse.com/Library/WellnessItem.aspx?ID=62104</text:p>
          </table:table-cell>
          <table:table-cell office:value-type="float" office:value="578" table:style-name="ce1">
            <text:p>578</text:p>
          </table:table-cell>
          <table:table-cell table:number-columns-repeated="1637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<text:s/>aloe for polycystic ovary syndrome</text:p>
          </table:table-cell>
          <table:table-cell office:value-type="float" office:value="277" table:style-name="ce1">
            <text:p>27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4012377/</text:p>
          </table:table-cell>
          <table:table-cell office:value-type="float" office:value="121" table:style-name="ce1">
            <text:p>121</text:p>
          </table:table-cell>
          <table:table-cell table:number-columns-repeated="16378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<text:s/>aloe for primary immunodeficiency</text:p>
          </table:table-cell>
          <table:table-cell office:value-type="float" office:value="287" table:style-name="ce1">
            <text:p>28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3760022/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<text:s/>aloe for proctitis</text:p>
          </table:table-cell>
          <table:table-cell office:value-type="float" office:value="289" table:style-name="ce1">
            <text:p>28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3271691/</text:p>
          </table:table-cell>
          <table:table-cell office:value-type="float" office:value="141" table:style-name="ce1">
            <text:p>141</text:p>
          </table:table-cell>
          <table:table-cell table:number-columns-repeated="16378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<text:s/>aloe for proctitis</text:p>
          </table:table-cell>
          <table:table-cell office:value-type="float" office:value="289" table:style-name="ce1">
            <text:p>28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3271691/</text:p>
          </table:table-cell>
          <table:table-cell office:value-type="float" office:value="141" table:style-name="ce1">
            <text:p>141</text:p>
          </table:table-cell>
          <table:table-cell table:number-columns-repeated="16378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<text:s/>aloe for psoriatic arthritis</text:p>
          </table:table-cell>
          <table:table-cell office:value-type="float" office:value="293" table:style-name="ce1">
            <text:p>293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medicalnewstoday.com/articles/316926.php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<text:s/>aloe for psoriatic arthritis</text:p>
          </table:table-cell>
          <table:table-cell office:value-type="float" office:value="293" table:style-name="ce1">
            <text:p>293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medicalnewstoday.com/articles/316926.php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<text:s/>alo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<text:s/>alo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<text:s/>aloe for short bowel syndrome</text:p>
          </table:table-cell>
          <table:table-cell office:value-type="float" office:value="319" table:style-name="ce1">
            <text:p>319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4433664/</text:p>
          </table:table-cell>
          <table:table-cell office:value-type="float" office:value="218" table:style-name="ce1">
            <text:p>218</text:p>
          </table:table-cell>
          <table:table-cell table:number-columns-repeated="16378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<text:s/>aloe for systemic lupus erythematosus (sle)</text:p>
          </table:table-cell>
          <table:table-cell office:value-type="float" office:value="332" table:style-name="ce1">
            <text:p>332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preventivehealthadvisor.com/systemic-lupus-erythematosus/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<text:s/>aloe for transverse myelitis</text:p>
          </table:table-cell>
          <table:table-cell office:value-type="float" office:value="343" table:style-name="ce1">
            <text:p>343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://drnissani.net/MNISSANI/SE/RossiTM.htm</text:p>
          </table:table-cell>
          <table:table-cell office:value-type="float" office:value="803" table:style-name="ce1">
            <text:p>803</text:p>
          </table:table-cell>
          <table:table-cell table:number-columns-repeated="16378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<text:s/>aloe for type 1 diabetes</text:p>
          </table:table-cell>
          <table:table-cell office:value-type="float" office:value="345" table:style-name="ce1">
            <text:p>345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medicalnewstoday.com/articles/317051.php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<text:s/>aloe for ulcerative colitis</text:p>
          </table:table-cell>
          <table:table-cell office:value-type="float" office:value="347" table:style-name="ce1">
            <text:p>34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homenaturalcures.com/ulcerative-colitis-natural-treatment-home-remedy/</text:p>
          </table:table-cell>
          <table:table-cell office:value-type="float" office:value="117" table:style-name="ce1">
            <text:p>117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<text:s/>aloe for ulcerative colitis</text:p>
          </table:table-cell>
          <table:table-cell office:value-type="float" office:value="347" table:style-name="ce1">
            <text:p>34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3271691/</text:p>
          </table:table-cell>
          <table:table-cell office:value-type="float" office:value="146" table:style-name="ce1">
            <text:p>146</text:p>
          </table:table-cell>
          <table:table-cell table:number-columns-repeated="16378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<text:s/>aloe for ulcerative colitis</text:p>
          </table:table-cell>
          <table:table-cell office:value-type="float" office:value="347" table:style-name="ce1">
            <text:p>34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homenaturalcures.com/ulcerative-colitis-natural-treatment-home-remedy/</text:p>
          </table:table-cell>
          <table:table-cell office:value-type="float" office:value="117" table:style-name="ce1">
            <text:p>117</text:p>
          </table:table-cell>
          <table:table-cell table:number-columns-repeated="16378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<text:s/>aloe for ulcerative colitis</text:p>
          </table:table-cell>
          <table:table-cell office:value-type="float" office:value="347" table:style-name="ce1">
            <text:p>34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www.ncbi.nlm.nih.gov/pmc/articles/PMC3271691/</text:p>
          </table:table-cell>
          <table:table-cell office:value-type="float" office:value="150" table:style-name="ce1">
            <text:p>150</text:p>
          </table:table-cell>
          <table:table-cell table:number-columns-repeated="16378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<text:s/>aloe for urticaria</text:p>
          </table:table-cell>
          <table:table-cell office:value-type="float" office:value="350" table:style-name="ce1">
            <text:p>350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raxe.com/hives-treatment/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<text:s/>aloe for vitiligo</text:p>
          </table:table-cell>
          <table:table-cell office:value-type="float" office:value="357" table:style-name="ce1">
            <text:p>357</text:p>
          </table:table-cell>
          <table:table-cell office:value-type="float" office:value="47" table:style-name="ce3">
            <text:p>47</text:p>
          </table:table-cell>
          <table:table-cell office:value-type="string" table:style-name="ce1">
            <text:p><text:s/>https://draxe.com/vitiligo-treatment/</text:p>
          </table:table-cell>
          <table:table-cell office:value-type="float" office:value="114" table:style-name="ce1">
            <text:p>114</text:p>
          </table:table-cell>
          <table:table-cell table:number-columns-repeated="16378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<text:s/>alpinia for indigestion (dyspepsia)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3">
            <text:p>57</text:p>
          </table:table-cell>
          <table:table-cell office:value-type="string" table:style-name="ce1">
            <text:p><text:s/>https://www.ncbi.nlm.nih.gov/pmc/articles/PMC4698144/</text:p>
          </table:table-cell>
          <table:table-cell office:value-type="float" office:value="127" table:style-name="ce1">
            <text:p>127</text:p>
          </table:table-cell>
          <table:table-cell table:number-columns-repeated="16378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<text:s/>amaranth for behcet's syndrome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s://draxe.com/behcets-disease/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<text:s/>amaranth for celiac disease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://vkool.com/foods-for-celiac-disease/</text:p>
          </table:table-cell>
          <table:table-cell office:value-type="float" office:value="243" table:style-name="ce1">
            <text:p>243</text:p>
          </table:table-cell>
          <table:table-cell table:number-columns-repeated="16378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<text:s/>amaranth for celiac disease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://vkool.com/foods-for-celiac-disease/</text:p>
          </table:table-cell>
          <table:table-cell office:value-type="float" office:value="243" table:style-name="ce1">
            <text:p>243</text:p>
          </table:table-cell>
          <table:table-cell table:number-columns-repeated="16378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<text:s/>amaranth for churg-strauss syndrome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s://www.vasculitisfoundation.org/mcm_article/eating-to-beat-inflammation/</text:p>
          </table:table-cell>
          <table:table-cell office:value-type="float" office:value="161" table:style-name="ce1">
            <text:p>161</text:p>
          </table:table-cell>
          <table:table-cell table:number-columns-repeated="16378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<text:s/>amaranth for giant cell arteritis</text:p>
          </table:table-cell>
          <table:table-cell office:value-type="float" office:value="139" table:style-name="ce1">
            <text:p>139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s://www.vasculitisfoundation.org/mcm_article/eating-to-beat-inflammation/</text:p>
          </table:table-cell>
          <table:table-cell office:value-type="float" office:value="161" table:style-name="ce1">
            <text:p>161</text:p>
          </table:table-cell>
          <table:table-cell table:number-columns-repeated="16378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<text:s/>amaranth for goiters</text:p>
          </table:table-cell>
          <table:table-cell office:value-type="float" office:value="140" table:style-name="ce1">
            <text:p>140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s://traditionalcookingschool.com/health-and-nutrition/foods-making-thyroid-sick/</text:p>
          </table:table-cell>
          <table:table-cell office:value-type="float" office:value="295" table:style-name="ce1">
            <text:p>295</text:p>
          </table:table-cell>
          <table:table-cell table:number-columns-repeated="16378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<text:s/>amaranth for optic neuritis</text:p>
          </table:table-cell>
          <table:table-cell office:value-type="float" office:value="241" table:style-name="ce1">
            <text:p>241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s://www.medindia.net/homeremedies/optic-neuritis.asp</text:p>
          </table:table-cell>
          <table:table-cell office:value-type="float" office:value="128" table:style-name="ce1">
            <text:p>128</text:p>
          </table:table-cell>
          <table:table-cell table:number-columns-repeated="16378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<text:s/>amaranth for polyarteritis nodosa</text:p>
          </table:table-cell>
          <table:table-cell office:value-type="float" office:value="276" table:style-name="ce1">
            <text:p>276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s://www.vasculitisfoundation.org/mcm_article/eating-to-beat-inflammation/</text:p>
          </table:table-cell>
          <table:table-cell office:value-type="float" office:value="161" table:style-name="ce1">
            <text:p>161</text:p>
          </table:table-cell>
          <table:table-cell table:number-columns-repeated="16378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<text:s/>amaranth for schnitzler syndrome</text:p>
          </table:table-cell>
          <table:table-cell office:value-type="float" office:value="317" table:style-name="ce1">
            <text:p>317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s://www.healthline.com/nutrition/leaky-gut-diet</text:p>
          </table:table-cell>
          <table:table-cell office:value-type="float" office:value="194" table:style-name="ce1">
            <text:p>194</text:p>
          </table:table-cell>
          <table:table-cell table:number-columns-repeated="16378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<text:s/>amaranth for sjogren's syndrome</text:p>
          </table:table-cell>
          <table:table-cell office:value-type="float" office:value="321" table:style-name="ce1">
            <text:p>321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s://www.newhealthadvisor.com/Sjogren's-Syndrome-Diet.html</text:p>
          </table:table-cell>
          <table:table-cell office:value-type="float" office:value="95" table:style-name="ce1">
            <text:p>95</text:p>
          </table:table-cell>
          <table:table-cell table:number-columns-repeated="16378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<text:s/>amaranth for urticarial vasculitis</text:p>
          </table:table-cell>
          <table:table-cell office:value-type="float" office:value="351" table:style-name="ce1">
            <text:p>351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<text:s/>https://www.vasculitisfoundation.org/mcm_article/eating-to-beat-inflammation/</text:p>
          </table:table-cell>
          <table:table-cell office:value-type="float" office:value="161" table:style-name="ce1">
            <text:p>161</text:p>
          </table:table-cell>
          <table:table-cell table:number-columns-repeated="16378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<text:s/>american ivy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3">
            <text:p>69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<text:s/>american ivy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69" table:style-name="ce3">
            <text:p>69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<text:s/>american ivy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69" table:style-name="ce3">
            <text:p>69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<text:s/>american ivy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69" table:style-name="ce3">
            <text:p>69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<text:s/>american pawpaw for peutz-jeghers syndrome</text:p>
          </table:table-cell>
          <table:table-cell office:value-type="float" office:value="269" table:style-name="ce1">
            <text:p>269</text:p>
          </table:table-cell>
          <table:table-cell office:value-type="float" office:value="71" table:style-name="ce3">
            <text:p>71</text:p>
          </table:table-cell>
          <table:table-cell office:value-type="string" table:style-name="ce1">
            <text:p><text:s/>https://www.nutritionhouse.com/Library/WellnessItem.aspx?ID=62104</text:p>
          </table:table-cell>
          <table:table-cell office:value-type="float" office:value="578" table:style-name="ce1">
            <text:p>578</text:p>
          </table:table-cell>
          <table:table-cell table:number-columns-repeated="16378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<text:s/>andiroba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3">
            <text:p>74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<text:s/>andiroba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74" table:style-name="ce3">
            <text:p>74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<text:s/>andiroba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74" table:style-name="ce3">
            <text:p>74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<text:s/>andiroba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74" table:style-name="ce3">
            <text:p>74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<text:s/>andrographis for autoimmune angioedema</text:p>
          </table:table-cell>
          <table:table-cell office:value-type="float" office:value="33" table:style-name="ce1">
            <text:p>33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<text:s/>andrographis for autoimmune enteropathy</text:p>
          </table:table-cell>
          <table:table-cell office:value-type="float" office:value="35" table:style-name="ce1">
            <text:p>35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<text:s/>andrographis for autoimmune enteropathy</text:p>
          </table:table-cell>
          <table:table-cell office:value-type="float" office:value="35" table:style-name="ce1">
            <text:p>35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<text:s/>andrographis for autoimmune hemolytic anemia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<text:s/>andrographis for autoimmune inner ear disease</text:p>
          </table:table-cell>
          <table:table-cell office:value-type="float" office:value="38" table:style-name="ce1">
            <text:p>38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<text:s/>andrographis for autoimmune inner ear disease</text:p>
          </table:table-cell>
          <table:table-cell office:value-type="float" office:value="38" table:style-name="ce1">
            <text:p>38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<text:s/>andrographis for autoimmune lymphoproliferative syndrome</text:p>
          </table:table-cell>
          <table:table-cell office:value-type="float" office:value="39" table:style-name="ce1">
            <text:p>39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<text:s/>andrographis for autoimmune neutropenia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<text:s/>andrographis for autoimmune neutropenia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<text:s/>andrographis for autoimmune oophoritis</text:p>
          </table:table-cell>
          <table:table-cell office:value-type="float" office:value="41" table:style-name="ce1">
            <text:p>41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<text:s/>andrographis for autoimmune orchitis</text:p>
          </table:table-cell>
          <table:table-cell office:value-type="float" office:value="42" table:style-name="ce1">
            <text:p>42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<text:s/>andrographis for autoimmune orchitis</text:p>
          </table:table-cell>
          <table:table-cell office:value-type="float" office:value="42" table:style-name="ce1">
            <text:p>42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<text:s/>andrographis for autoimmune polyendocrine syndrome</text:p>
          </table:table-cell>
          <table:table-cell office:value-type="float" office:value="44" table:style-name="ce1">
            <text:p>44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<text:s/>andrographis for autoimmune polyendocrine syndrome</text:p>
          </table:table-cell>
          <table:table-cell office:value-type="float" office:value="44" table:style-name="ce1">
            <text:p>44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<text:s/>andrographis for autoimmune polyendocrine syndrome type 3</text:p>
          </table:table-cell>
          <table:table-cell office:value-type="float" office:value="46" table:style-name="ce1">
            <text:p>46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<text:s/>andrographis for autoimmune urticaria</text:p>
          </table:table-cell>
          <table:table-cell office:value-type="float" office:value="51" table:style-name="ce1">
            <text:p>51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<text:s/>andrographis for autoimmune uveitis</text:p>
          </table:table-cell>
          <table:table-cell office:value-type="float" office:value="52" table:style-name="ce1">
            <text:p>52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<text:s/>andrographis for balo concentric sclerosis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multiplesclerosis.html</text:p>
          </table:table-cell>
          <table:table-cell office:value-type="float" office:value="112" table:style-name="ce1">
            <text:p>112</text:p>
          </table:table-cell>
          <table:table-cell table:number-columns-repeated="16378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<text:s/>andrographis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<text:s/>andrographis for dermatomyositis</text:p>
          </table:table-cell>
          <table:table-cell office:value-type="float" office:value="100" table:style-name="ce1">
            <text:p>100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<text:s/>andrographis for diverticulitis</text:p>
          </table:table-cell>
          <table:table-cell office:value-type="float" office:value="107" table:style-name="ce1">
            <text:p>107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s://www.dietvsdisease.org/diverticulitis-diet/</text:p>
          </table:table-cell>
          <table:table-cell office:value-type="float" office:value="108" table:style-name="ce1">
            <text:p>108</text:p>
          </table:table-cell>
          <table:table-cell table:number-columns-repeated="16378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<text:s/>andrographis for diverticulitis</text:p>
          </table:table-cell>
          <table:table-cell office:value-type="float" office:value="107" table:style-name="ce1">
            <text:p>107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s://www.dietvsdisease.org/diverticulitis-diet/</text:p>
          </table:table-cell>
          <table:table-cell office:value-type="float" office:value="108" table:style-name="ce1">
            <text:p>108</text:p>
          </table:table-cell>
          <table:table-cell table:number-columns-repeated="16378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<text:s/>andrographis for diverticulosis<text:s/></text:p>
          </table:table-cell>
          <table:table-cell office:value-type="float" office:value="108" table:style-name="ce1">
            <text:p>108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s://www.dietvsdisease.org/diverticulitis-diet/</text:p>
          </table:table-cell>
          <table:table-cell office:value-type="float" office:value="108" table:style-name="ce1">
            <text:p>108</text:p>
          </table:table-cell>
          <table:table-cell table:number-columns-repeated="16378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<text:s/>andrographis for gastroparesis</text:p>
          </table:table-cell>
          <table:table-cell office:value-type="float" office:value="135" table:style-name="ce1">
            <text:p>135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s://www.dietvsdisease.org/best-diet-gastroparesis-delayed-gastric-emptying/</text:p>
          </table:table-cell>
          <table:table-cell office:value-type="float" office:value="129" table:style-name="ce1">
            <text:p>129</text:p>
          </table:table-cell>
          <table:table-cell table:number-columns-repeated="16378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<text:s/>andrographis for inflamatory bowel disease (ibd)</text:p>
          </table:table-cell>
          <table:table-cell office:value-type="float" office:value="171" table:style-name="ce1">
            <text:p>171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s://www.ncbi.nlm.nih.gov/pmc/articles/PMC4367210/</text:p>
          </table:table-cell>
          <table:table-cell office:value-type="float" office:value="180" table:style-name="ce1">
            <text:p>180</text:p>
          </table:table-cell>
          <table:table-cell table:number-columns-repeated="16378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<text:s/>andrographis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<text:s/>andrographis for mixed connective tissue disease</text:p>
          </table:table-cell>
          <table:table-cell office:value-type="float" office:value="223" table:style-name="ce1">
            <text:p>223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<text:s/>andrographis for mixed connective tissue disease</text:p>
          </table:table-cell>
          <table:table-cell office:value-type="float" office:value="223" table:style-name="ce1">
            <text:p>223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<text:s/>andrographis for polymyositis</text:p>
          </table:table-cell>
          <table:table-cell office:value-type="float" office:value="281" table:style-name="ce1">
            <text:p>281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raysahelian.com/autoimmunedisease.html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<text:s/>andrographis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<text:s/>andrographis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<text:s/>andrographis for systemic lupus erythematosus (sle)</text:p>
          </table:table-cell>
          <table:table-cell office:value-type="float" office:value="332" table:style-name="ce1">
            <text:p>332</text:p>
          </table:table-cell>
          <table:table-cell office:value-type="float" office:value="77" table:style-name="ce3">
            <text:p>77</text:p>
          </table:table-cell>
          <table:table-cell office:value-type="string" table:style-name="ce1">
            <text:p><text:s/>https://preventivehealthadvisor.com/systemic-lupus-erythematosus/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<text:s/>androstenediol for discoid lupus erythematosus</text:p>
          </table:table-cell>
          <table:table-cell office:value-type="float" office:value="105" table:style-name="ce1">
            <text:p>105</text:p>
          </table:table-cell>
          <table:table-cell office:value-type="float" office:value="78" table:style-name="ce3">
            <text:p>78</text:p>
          </table:table-cell>
          <table:table-cell office:value-type="string" table:style-name="ce1">
            <text:p><text:s/>https://chiro.org/nutrition/ABSTRACTS/Natural_Medicine_and_Lupus.shtml</text:p>
          </table:table-cell>
          <table:table-cell office:value-type="float" office:value="197" table:style-name="ce1">
            <text:p>197</text:p>
          </table:table-cell>
          <table:table-cell table:number-columns-repeated="16378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<text:s/>androstenedione for discoid lupus erythematosus</text:p>
          </table:table-cell>
          <table:table-cell office:value-type="float" office:value="105" table:style-name="ce1">
            <text:p>105</text:p>
          </table:table-cell>
          <table:table-cell office:value-type="float" office:value="79" table:style-name="ce3">
            <text:p>79</text:p>
          </table:table-cell>
          <table:table-cell office:value-type="string" table:style-name="ce1">
            <text:p><text:s/>https://chiro.org/nutrition/ABSTRACTS/Natural_Medicine_and_Lupus.shtml</text:p>
          </table:table-cell>
          <table:table-cell office:value-type="float" office:value="197" table:style-name="ce1">
            <text:p>197</text:p>
          </table:table-cell>
          <table:table-cell table:number-columns-repeated="16378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<text:s/>androstenedione for sjogren's syndrome</text:p>
          </table:table-cell>
          <table:table-cell office:value-type="float" office:value="321" table:style-name="ce1">
            <text:p>321</text:p>
          </table:table-cell>
          <table:table-cell office:value-type="float" office:value="79" table:style-name="ce3">
            <text:p>79</text:p>
          </table:table-cell>
          <table:table-cell office:value-type="string" table:style-name="ce1">
            <text:p><text:s/>http://www.raysahelian.com/sjogrens.html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<text:s/>androstenedione for sjogren's syndrome</text:p>
          </table:table-cell>
          <table:table-cell office:value-type="float" office:value="321" table:style-name="ce1">
            <text:p>321</text:p>
          </table:table-cell>
          <table:table-cell office:value-type="float" office:value="79" table:style-name="ce3">
            <text:p>79</text:p>
          </table:table-cell>
          <table:table-cell office:value-type="string" table:style-name="ce1">
            <text:p><text:s/>http://www.raysahelian.com/sjogrens.html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<text:s/>androstenedione for testicular cancer</text:p>
          </table:table-cell>
          <table:table-cell office:value-type="float" office:value="334" table:style-name="ce1">
            <text:p>334</text:p>
          </table:table-cell>
          <table:table-cell office:value-type="float" office:value="79" table:style-name="ce3">
            <text:p>79</text:p>
          </table:table-cell>
          <table:table-cell office:value-type="string" table:style-name="ce1">
            <text:p><text:s/>https://examine.com/nutrition/do-muscle-building-supplements-cause-testicular-cancer-a-deeper-look-at-the-latest-study-on-mbs-usage-and-testicular-cancer/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<text:s/>angelica for adiposis dolorosa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://naturecures.co.uk/dercumsdisease.htm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<text:s/>angelica for adiposis dolorosa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://naturecures.co.uk/dercumsdisease.htm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<text:s/>angelica for autoimmune retinopathy</text:p>
          </table:table-cell>
          <table:table-cell office:value-type="float" office:value="48" table:style-name="ce1">
            <text:p>48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s://www.lupusuk.org.uk/medical/gp-guide/treatment-of-lupus/complementary-medicine/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<text:s/>angelica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<text:s/>angelica for discoid lupus erythematosus</text:p>
          </table:table-cell>
          <table:table-cell office:value-type="float" office:value="105" table:style-name="ce1">
            <text:p>105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s://chiro.org/nutrition/ABSTRACTS/Natural_Medicine_and_Lupus.shtml</text:p>
          </table:table-cell>
          <table:table-cell office:value-type="float" office:value="197" table:style-name="ce1">
            <text:p>197</text:p>
          </table:table-cell>
          <table:table-cell table:number-columns-repeated="16378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<text:s/>angelica for endometriosis</text:p>
          </table:table-cell>
          <table:table-cell office:value-type="float" office:value="114" table:style-name="ce1">
            <text:p>114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s://www.ncbi.nlm.nih.gov/pmc/articles/PMC3950373/</text:p>
          </table:table-cell>
          <table:table-cell office:value-type="float" office:value="378" table:style-name="ce1">
            <text:p>378</text:p>
          </table:table-cell>
          <table:table-cell table:number-columns-repeated="16378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<text:s/>angelica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<text:s/>angelica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<text:s/>angelica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<text:s/>angelica for systemic lupus erythematosus</text:p>
          </table:table-cell>
          <table:table-cell office:value-type="float" office:value="331" table:style-name="ce1">
            <text:p>331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s://www.lupusuk.org.uk/medical/gp-guide/treatment-of-lupus/complementary-medicine/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<text:s/>angelica for transverse myelitis</text:p>
          </table:table-cell>
          <table:table-cell office:value-type="float" office:value="343" table:style-name="ce1">
            <text:p>343</text:p>
          </table:table-cell>
          <table:table-cell office:value-type="float" office:value="81" table:style-name="ce3">
            <text:p>81</text:p>
          </table:table-cell>
          <table:table-cell office:value-type="string" table:style-name="ce1">
            <text:p><text:s/>http://drnissani.net/MNISSANI/SE/RossiTM.htm</text:p>
          </table:table-cell>
          <table:table-cell office:value-type="float" office:value="803" table:style-name="ce1">
            <text:p>803</text:p>
          </table:table-cell>
          <table:table-cell table:number-columns-repeated="16378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<text:s/>anise for carpal tunnel syndrome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3">
            <text:p>85</text:p>
          </table:table-cell>
          <table:table-cell office:value-type="string" table:style-name="ce1">
            <text:p><text:s/>https://www.realnatural.org/natural-remedies-carpal-tunnel-syndrome/</text:p>
          </table:table-cell>
          <table:table-cell office:value-type="float" office:value="105" table:style-name="ce1">
            <text:p>105</text:p>
          </table:table-cell>
          <table:table-cell table:number-columns-repeated="16378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<text:s/>anise for complex regional pain syndrome</text:p>
          </table:table-cell>
          <table:table-cell office:value-type="float" office:value="87" table:style-name="ce1">
            <text:p>87</text:p>
          </table:table-cell>
          <table:table-cell office:value-type="float" office:value="85" table:style-name="ce3">
            <text:p>85</text:p>
          </table:table-cell>
          <table:table-cell office:value-type="string" table:style-name="ce1">
            <text:p><text:s/>http://www.herbalremedies.com/rsd.html</text:p>
          </table:table-cell>
          <table:table-cell office:value-type="float" office:value="600" table:style-name="ce1">
            <text:p>600</text:p>
          </table:table-cell>
          <table:table-cell table:number-columns-repeated="16378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<text:s/>anise for indigestion (dyspepsia)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3">
            <text:p>85</text:p>
          </table:table-cell>
          <table:table-cell office:value-type="string" table:style-name="ce1">
            <text:p><text:s/>https://www.ncbi.nlm.nih.gov/pmc/articles/PMC4698144/</text:p>
          </table:table-cell>
          <table:table-cell office:value-type="float" office:value="127" table:style-name="ce1">
            <text:p>127</text:p>
          </table:table-cell>
          <table:table-cell table:number-columns-repeated="16378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<text:s/>anise for inguinal hernia</text:p>
          </table:table-cell>
          <table:table-cell office:value-type="float" office:value="172" table:style-name="ce1">
            <text:p>172</text:p>
          </table:table-cell>
          <table:table-cell office:value-type="float" office:value="85" table:style-name="ce3">
            <text:p>85</text:p>
          </table:table-cell>
          <table:table-cell office:value-type="string" table:style-name="ce1">
            <text:p><text:s/>http://www.herbalremedies.com/hernia1.html</text:p>
          </table:table-cell>
          <table:table-cell office:value-type="float" office:value="586" table:style-name="ce1">
            <text:p>586</text:p>
          </table:table-cell>
          <table:table-cell table:number-columns-repeated="16378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<text:s/>anis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85" table:style-name="ce3">
            <text:p>85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<text:s/>anise for rheumatic fever</text:p>
          </table:table-cell>
          <table:table-cell office:value-type="float" office:value="309" table:style-name="ce1">
            <text:p>309</text:p>
          </table:table-cell>
          <table:table-cell office:value-type="float" office:value="85" table:style-name="ce3">
            <text:p>85</text:p>
          </table:table-cell>
          <table:table-cell office:value-type="string" table:style-name="ce1">
            <text:p><text:s/>http://www.herbalremedies.com/rheumaticfever.html</text:p>
          </table:table-cell>
          <table:table-cell office:value-type="float" office:value="604" table:style-name="ce1">
            <text:p>604</text:p>
          </table:table-cell>
          <table:table-cell table:number-columns-repeated="16378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<text:s/>apitherapy for multiple sclerosis</text:p>
          </table:table-cell>
          <table:table-cell office:value-type="float" office:value="229" table:style-name="ce1">
            <text:p>229</text:p>
          </table:table-cell>
          <table:table-cell office:value-type="float" office:value="87" table:style-name="ce3">
            <text:p>87</text:p>
          </table:table-cell>
          <table:table-cell office:value-type="string" table:style-name="ce1">
            <text:p><text:s/>https://www.healthline.com/health/multiple-sclerosis/going-herbal-vitamins-and-supplements-for-multiple-sclerosis</text:p>
          </table:table-cell>
          <table:table-cell office:value-type="float" office:value="216" table:style-name="ce1">
            <text:p>216</text:p>
          </table:table-cell>
          <table:table-cell table:number-columns-repeated="16378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<text:s/>apple cider vinegar for acid reflux (ger &amp; gerd)<text:s/>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draxe.com/acid-reflux-diet/</text:p>
          </table:table-cell>
          <table:table-cell office:value-type="float" office:value="155" table:style-name="ce1">
            <text:p>155</text:p>
          </table:table-cell>
          <table:table-cell table:number-columns-repeated="16378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<text:s/>apple for anatomic problems of the lower gi tract</text:p>
          </table:table-cell>
          <table:table-cell office:value-type="float" office:value="19" table:style-name="ce1">
            <text:p>19</text:p>
          </table:table-cell>
          <table:table-cell office:value-type="float" office:value="88" table:style-name="ce3">
            <text:p>88</text:p>
          </table:table-cell>
          <table:table-cell office:value-type="string" table:style-name="ce1">
            <text:p><text:s/>https://nursekey.com/nutrition-for-patients-with-disorders-of-the-lower-gi-tract-and-accessory-organs/</text:p>
          </table:table-cell>
          <table:table-cell office:value-type="float" office:value="389" table:style-name="ce1">
            <text:p>389</text:p>
          </table:table-cell>
          <table:table-cell table:number-columns-repeated="16378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<text:s/>apple cider vinegar for angina</text:p>
          </table:table-cell>
          <table:table-cell office:value-type="float" office:value="20" table:style-name="ce1">
            <text:p>20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www.rightdiagnosis.com/a/angina/alternative.htm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<text:s/>apple for ankylosing spondylitis</text:p>
          </table:table-cell>
          <table:table-cell office:value-type="float" office:value="21" table:style-name="ce1">
            <text:p>21</text:p>
          </table:table-cell>
          <table:table-cell office:value-type="float" office:value="88" table:style-name="ce3">
            <text:p>88</text:p>
          </table:table-cell>
          <table:table-cell office:value-type="string" table:style-name="ce1">
            <text:p><text:s/>https://perfecthealthdiet.com/2014/01/curing-ankylosing-spondylitis/</text:p>
          </table:table-cell>
          <table:table-cell office:value-type="float" office:value="238" table:style-name="ce1">
            <text:p>238</text:p>
          </table:table-cell>
          <table:table-cell table:number-columns-repeated="16378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<text:s/>apple for antisynthetase syndrome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3">
            <text:p>88</text:p>
          </table:table-cell>
          <table:table-cell office:value-type="string" table:style-name="ce1">
            <text:p><text:s/>https://www.pinterest.com/maggiehatch/antisynthetase-syndromeautoimmune-disease/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<text:s/>apple for autoimmune encephalitis</text:p>
          </table:table-cell>
          <table:table-cell office:value-type="float" office:value="34" table:style-name="ce1">
            <text:p>34</text:p>
          </table:table-cell>
          <table:table-cell office:value-type="float" office:value="88" table:style-name="ce3">
            <text:p>88</text:p>
          </table:table-cell>
          <table:table-cell office:value-type="string" table:style-name="ce1">
            <text:p><text:s/>https://draxe.com/aip-diet/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<text:s/>apple for autoimmune hepatitis</text:p>
          </table:table-cell>
          <table:table-cell office:value-type="float" office:value="37" table:style-name="ce1">
            <text:p>37</text:p>
          </table:table-cell>
          <table:table-cell office:value-type="float" office:value="88" table:style-name="ce3">
            <text:p>88</text:p>
          </table:table-cell>
          <table:table-cell office:value-type="string" table:style-name="ce1">
            <text:p><text:s/>https://www.homenaturalcures.com/autoimmune-hepatitis-natural-cure-remedy/</text:p>
          </table:table-cell>
          <table:table-cell office:value-type="float" office:value="128" table:style-name="ce1">
            <text:p>128</text:p>
          </table:table-cell>
          <table:table-cell table:number-columns-repeated="16378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<text:s/>apple for autoimmune lymphoproliferative syndrome</text:p>
          </table:table-cell>
          <table:table-cell office:value-type="float" office:value="39" table:style-name="ce1">
            <text:p>39</text:p>
          </table:table-cell>
          <table:table-cell office:value-type="float" office:value="88" table:style-name="ce3">
            <text:p>88</text:p>
          </table:table-cell>
          <table:table-cell office:value-type="string" table:style-name="ce1">
            <text:p><text:s/>https://holisticthyroidcare.net/irritable-bowel-syndrome-ibs/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<text:s/>apple juice for autoimmune pancreatitis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3">
            <text:p>90</text:p>
          </table:table-cell>
          <table:table-cell office:value-type="string" table:style-name="ce1">
            <text:p><text:s/>http://www.nutralegacy.com/blog/general-healthcare/7-best-foods-for-pancreatitis-diet/</text:p>
          </table:table-cell>
          <table:table-cell office:value-type="float" office:value="187" table:style-name="ce1">
            <text:p>187</text:p>
          </table:table-cell>
          <table:table-cell table:number-columns-repeated="16378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<text:s/>apple cider vinegar for autoimmune pancreatitis</text:p>
          </table:table-cell>
          <table:table-cell office:value-type="float" office:value="43" table:style-name="ce1">
            <text:p>43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beatingpancreatitis.com/pancreatitis-supplements-for-pancreas-healing/</text:p>
          </table:table-cell>
          <table:table-cell office:value-type="float" office:value="1880" table:style-name="ce1">
            <text:p>1880</text:p>
          </table:table-cell>
          <table:table-cell table:number-columns-repeated="16378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<text:s/>apple cider vinegar for autoimmune pancreatitis</text:p>
          </table:table-cell>
          <table:table-cell office:value-type="float" office:value="43" table:style-name="ce1">
            <text:p>43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drjockers.com/pancreatitis/</text:p>
          </table:table-cell>
          <table:table-cell office:value-type="float" office:value="191" table:style-name="ce1">
            <text:p>191</text:p>
          </table:table-cell>
          <table:table-cell table:number-columns-repeated="16378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<text:s/>apple cider vinegar for balo concentric sclerosis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www.curezone.org/forums/fm.asp?i=2316215</text:p>
          </table:table-cell>
          <table:table-cell office:value-type="float" office:value="81" table:style-name="ce1">
            <text:p>81</text:p>
          </table:table-cell>
          <table:table-cell table:number-columns-repeated="16378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<text:s/>apple cider vinegar for barrett's esophagus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earthclinic.com/ailments/barretts-esophagus-remedies/</text:p>
          </table:table-cell>
          <table:table-cell office:value-type="float" office:value="678" table:style-name="ce1">
            <text:p>678</text:p>
          </table:table-cell>
          <table:table-cell table:number-columns-repeated="16378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<text:s/>apple cider vinegar for barrett's esophagus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earthclinic.com/ailments/barretts-esophagus-remedies/</text:p>
          </table:table-cell>
          <table:table-cell office:value-type="float" office:value="678" table:style-name="ce1">
            <text:p>678</text:p>
          </table:table-cell>
          <table:table-cell table:number-columns-repeated="16378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<text:s/>apple cider vinegar for basal cell carcinoma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earthclinic.com/ailments/basal-cell-carcinoma-natural-remedies/</text:p>
          </table:table-cell>
          <table:table-cell office:value-type="float" office:value="129" table:style-name="ce1">
            <text:p>129</text:p>
          </table:table-cell>
          <table:table-cell table:number-columns-repeated="16378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<text:s/>apple cider vinegar for behcet's syndrome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www.homenaturalcures.com/behcets-disease-home-remedy/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<text:s/>apple cider vinegar for bipolar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://ibpf.org/blog/how-food-changed-bipolar-disorder-me</text:p>
          </table:table-cell>
          <table:table-cell office:value-type="float" office:value="154" table:style-name="ce1">
            <text:p>154</text:p>
          </table:table-cell>
          <table:table-cell table:number-columns-repeated="16378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<text:s/>apple cider vinegar for bipolar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www.ncbi.nlm.nih.gov/pmc/articles/PMC3660126/</text:p>
          </table:table-cell>
          <table:table-cell office:value-type="float" office:value="316" table:style-name="ce1">
            <text:p>316</text:p>
          </table:table-cell>
          <table:table-cell table:number-columns-repeated="16378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apple cider vinegar for bone cancer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3">
            <text:p>89</text:p>
          </table:table-cell>
          <table:table-cell office:value-type="string" table:style-name="ce1">
            <text:p><text:s/>https://draxe.com/cancer-fighting-foods/</text:p>
          </table:table-cell>
          <table:table-cell office:value-type="float" office:value="350" table:style-name="ce1">
            <text:p>350</text:p>
          </table:table-cell>
          <table:table-cell table:number-columns-repeated="16378"/>
        </table:table-row>
        <table:table-row table:number-rows-repeated="10479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ndrew Piispanen</meta:initial-creator>
    <dc:creator>Andrew Piispanen</dc:creator>
    <meta:creation-date>2019-05-29T20:50:24Z</meta:creation-date>
    <dc:date>2019-05-29T20:55:20Z</dc:date>
  </office:meta>
</office:document-meta>
</file>